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33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Helmholzspul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bleseungenauigkeit+Schwankung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/>
          <table:table-cell office:value-type="string" calcext:value-type="string">
            <text:p>Hilfsterm U</text:p>
          </table:table-cell>
          <table:table-cell office:value-type="string" calcext:value-type="string">
            <text:p>Hilfsterm B</text:p>
          </table:table-cell>
          <table:table-cell office:value-type="string" calcext:value-type="string">
            <text:p>Hilfsterm r</text:p>
          </table:table-cell>
          <table:table-cell/>
          <table:table-cell office:value-type="string" calcext:value-type="string">
            <text:p>Geschwindigkeit/(m/s)</text:p>
          </table:table-cell>
          <table:table-cell office:value-type="string" calcext:value-type="string">
            <text:p>Fehler/(m/s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7]/100)*1.5" office:value-type="float" office:value="0.45" calcext:value-type="float">
            <text:p>0,45</text:p>
          </table:table-cell>
          <table:table-cell table:formula="of:=[.A7] + [.$C$4]" office:value-type="float" office:value="81.2" calcext:value-type="float">
            <text:p>81,2</text:p>
          </table:table-cell>
          <table:table-cell table:formula="of:=SQRT([.$D$4]^2+[.B7]^2)" office:value-type="float" office:value="0.492442890089805" calcext:value-type="float">
            <text:p>0,4924428901</text:p>
          </table:table-cell>
          <table:table-cell office:value-type="float" office:value="0.02" calcext:value-type="float">
            <text:p>0,02</text:p>
          </table:table-cell>
          <table:table-cell table:formula="of:=[.E7]/100" office:value-type="float" office:value="0.0002" calcext:value-type="float">
            <text:p>0,0002</text:p>
          </table:table-cell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4]" office:value-type="float" office:value="0.00117642505794538" calcext:value-type="float">
            <text:p>0,001176425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7])/([.E7]^2*[.I7]^2)" office:value-type="float" office:value="293357705885" calcext:value-type="float">
            <text:p>293357705885</text:p>
          </table:table-cell>
          <table:table-cell table:style-name="ce2" table:formula="of:=SQRT([.P7]+[.Q7]+[.R7])" office:value-type="float" office:value="7035616182.49283" calcext:value-type="float">
            <text:p>7035616182,49283</text:p>
          </table:table-cell>
          <table:table-cell table:formula="of:=[.M7]^2" office:value-type="float" office:value="4.94998950673549E+019" calcext:value-type="float">
            <text:p>49499895067354900000</text:p>
          </table:table-cell>
          <table:table-cell/>
          <table:table-cell table:formula="of:=((2*[.D7])/([.I7]^2*[.E7]^2))^2" office:value-type="float" office:value="3.16515283729156E+018" calcext:value-type="float">
            <text:p>3165152837291560000</text:p>
          </table:table-cell>
          <table:table-cell table:formula="of:=((4*[.C7]*[.F7])/([.E7]^3*[.I7]^2))^2" office:value-type="float" office:value="3.4423497440844E+019" calcext:value-type="float">
            <text:p>34423497440844000000</text:p>
          </table:table-cell>
          <table:table-cell table:formula="of:=((4*[.C7]*[.J7])/([.I7]^3*[.E7]^2))^2" office:value-type="float" office:value="1.19112447892194E+019" calcext:value-type="float">
            <text:p>11911244789219400000</text:p>
          </table:table-cell>
          <table:table-cell/>
          <table:table-cell table:formula="of:=SQRT(2*[.$L$12]*[.C7])" office:value-type="float" office:value="5422141.08239363" calcext:value-type="float">
            <text:p>5422141,08239363</text:p>
          </table:table-cell>
          <table:table-cell table:formula="of:=SQRT((([.D7]*[.$L$12])/(SQRT(2*[.$L$12]*[.C7])))^2+(([.$M$12]*[.C7])/(SQRT(2*[.$L$12]*[.C7]))^2))" office:value-type="float" office:value="16441.4705980047" calcext:value-type="float">
            <text:p>16441,47059800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8]/100)*1.5" office:value-type="float" office:value="0.975" calcext:value-type="float">
            <text:p>0,975</text:p>
          </table:table-cell>
          <table:table-cell table:formula="of:=[.A8] + [.$C$4]" office:value-type="float" office:value="116.2" calcext:value-type="float">
            <text:p>116,2</text:p>
          </table:table-cell>
          <table:table-cell table:formula="of:=SQRT([.$D$4]^2+[.B8]^2)" office:value-type="float" office:value="0.995301461869719" calcext:value-type="float">
            <text:p>0,9953014619</text:p>
          </table:table-cell>
          <table:table-cell office:value-type="float" office:value="0.03" calcext:value-type="float">
            <text:p>0,03</text:p>
          </table:table-cell>
          <table:table-cell table:formula="of:=[.E8]/100" office:value-type="float" office:value="0.0003" calcext:value-type="float">
            <text:p>0,0003</text:p>
          </table:table-cell>
          <table:table-cell table:number-columns-repeated="2"/>
          <table:table-cell table:formula="of:=(((8/SQRT(125))*(1.256*10^-6)*154)/0.2)*[.$A$4]" office:value-type="float" office:value="0.00117642505794538" calcext:value-type="float">
            <text:p>0,001176425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8])/([.E8]^2*[.I8]^2)" office:value-type="float" office:value="186579996846.398" calcext:value-type="float">
            <text:p>186579996846,398</text:p>
          </table:table-cell>
          <table:table-cell table:style-name="ce2" table:formula="of:=SQRT([.P8]+[.Q8]+[.R8])" office:value-type="float" office:value="4614884418.99911" calcext:value-type="float">
            <text:p>4614884418,99911</text:p>
          </table:table-cell>
          <table:table-cell table:formula="of:=[.M8]^2" office:value-type="float" office:value="2.12971582007208E+019" calcext:value-type="float">
            <text:p>21297158200720800000</text:p>
          </table:table-cell>
          <table:table-cell/>
          <table:table-cell table:formula="of:=((2*[.D8])/([.I8]^2*[.E8]^2))^2" office:value-type="float" office:value="2.55403703556427E+018" calcext:value-type="float">
            <text:p>2554037035564270000</text:p>
          </table:table-cell>
          <table:table-cell table:formula="of:=((4*[.C8]*[.F8])/([.E8]^3*[.I8]^2))^2" office:value-type="float" office:value="1.39248380892808E+019" calcext:value-type="float">
            <text:p>13924838089280800000</text:p>
          </table:table-cell>
          <table:table-cell table:formula="of:=((4*[.C8]*[.J8])/([.I8]^3*[.E8]^2))^2" office:value-type="float" office:value="4.81828307587571E+018" calcext:value-type="float">
            <text:p>4818283075875710000</text:p>
          </table:table-cell>
          <table:table-cell/>
          <table:table-cell table:formula="of:=SQRT(2*[.$L$12]*[.C8])" office:value-type="float" office:value="6486282.54823686" calcext:value-type="float">
            <text:p>6486282,54823686</text:p>
          </table:table-cell>
          <table:table-cell table:formula="of:=SQRT((([.D8]*[.$L$12])/(SQRT(2*[.$L$12]*[.C8])))^2+(([.$M$12]*[.C8])/(SQRT(2*[.$L$12]*[.C8]))^2))" office:value-type="float" office:value="27778.8575834053" calcext:value-type="float">
            <text:p>27778,85758340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9]/100)*1.5" office:value-type="float" office:value="2.175" calcext:value-type="float">
            <text:p>2,175</text:p>
          </table:table-cell>
          <table:table-cell table:formula="of:=[.A9] + [.$C$4]" office:value-type="float" office:value="196.2" calcext:value-type="float">
            <text:p>196,2</text:p>
          </table:table-cell>
          <table:table-cell table:formula="of:=SQRT([.$D$4]^2+[.B9]^2)" office:value-type="float" office:value="2.18417604601827" calcext:value-type="float">
            <text:p>2,184176046</text:p>
          </table:table-cell>
          <table:table-cell office:value-type="float" office:value="0.04" calcext:value-type="float">
            <text:p>0,04</text:p>
          </table:table-cell>
          <table:table-cell table:formula="of:=[.E9]/100" office:value-type="float" office:value="0.0004" calcext:value-type="float">
            <text:p>0,0004</text:p>
          </table:table-cell>
          <table:table-cell table:number-columns-repeated="2"/>
          <table:table-cell table:formula="of:=(((8/SQRT(125))*(1.256*10^-6)*154)/0.2)*[.$A$4]" office:value-type="float" office:value="0.00117642505794538" calcext:value-type="float">
            <text:p>0,001176425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9])/([.E9]^2*[.I9]^2)" office:value-type="float" office:value="177206840808.611" calcext:value-type="float">
            <text:p>177206840808,611</text:p>
          </table:table-cell>
          <table:table-cell table:style-name="ce2" table:formula="of:=SQRT([.P9]+[.Q9]+[.R9])" office:value-type="float" office:value="4560584388.30423" calcext:value-type="float">
            <text:p>4560584388,30423</text:p>
          </table:table-cell>
          <table:table-cell table:formula="of:=[.M9]^2" office:value-type="float" office:value="2.07989299628443E+019" calcext:value-type="float">
            <text:p>20798929962844300000</text:p>
          </table:table-cell>
          <table:table-cell/>
          <table:table-cell table:formula="of:=((2*[.D9])/([.I9]^2*[.E9]^2))^2" office:value-type="float" office:value="3.89169001402166E+018" calcext:value-type="float">
            <text:p>3891690014021660000</text:p>
          </table:table-cell>
          <table:table-cell table:formula="of:=((4*[.C9]*[.F9])/([.E9]^3*[.I9]^2))^2" office:value-type="float" office:value="1.25609057717474E+019" calcext:value-type="float">
            <text:p>12560905771747400000</text:p>
          </table:table-cell>
          <table:table-cell table:formula="of:=((4*[.C9]*[.J9])/([.I9]^3*[.E9]^2))^2" office:value-type="float" office:value="4.34633417707523E+018" calcext:value-type="float">
            <text:p>4346334177075230000</text:p>
          </table:table-cell>
          <table:table-cell/>
          <table:table-cell table:formula="of:=SQRT(2*[.$L$12]*[.C9])" office:value-type="float" office:value="8428344.92412221" calcext:value-type="float">
            <text:p>8428344,92412221</text:p>
          </table:table-cell>
          <table:table-cell table:formula="of:=SQRT((([.D9]*[.$L$12])/(SQRT(2*[.$L$12]*[.C9])))^2+(([.$M$12]*[.C9])/(SQRT(2*[.$L$12]*[.C9]))^2))" office:value-type="float" office:value="46913.8356036457" calcext:value-type="float">
            <text:p>46913,83560364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10]/100)*1.5" office:value-type="float" office:value="3.885" calcext:value-type="float">
            <text:p>3,885</text:p>
          </table:table-cell>
          <table:table-cell table:formula="of:=[.A10] + [.$C$4]" office:value-type="float" office:value="310.2" calcext:value-type="float">
            <text:p>310,2</text:p>
          </table:table-cell>
          <table:table-cell table:formula="of:=SQRT([.$D$4]^2+[.B10]^2)" office:value-type="float" office:value="3.89014459885491" calcext:value-type="float">
            <text:p>3,8901445989</text:p>
          </table:table-cell>
          <table:table-cell office:value-type="float" office:value="0.05" calcext:value-type="float">
            <text:p>0,05</text:p>
          </table:table-cell>
          <table:table-cell table:formula="of:=[.E10]/100" office:value-type="float" office:value="0.0005" calcext:value-type="float">
            <text:p>0,0005</text:p>
          </table:table-cell>
          <table:table-cell table:number-columns-repeated="2"/>
          <table:table-cell table:formula="of:=(((8/SQRT(125))*(1.256*10^-6)*154)/0.2)*[.$A$4]" office:value-type="float" office:value="0.00117642505794538" calcext:value-type="float">
            <text:p>0,001176425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0])/([.E10]^2*[.I10]^2)" office:value-type="float" office:value="179309478552.762" calcext:value-type="float">
            <text:p>179309478552,762</text:p>
          </table:table-cell>
          <table:table-cell table:style-name="ce2" table:formula="of:=SQRT([.P10]+[.Q10]+[.R10])" office:value-type="float" office:value="4729418057.30877" calcext:value-type="float">
            <text:p>4729418057,30877</text:p>
          </table:table-cell>
          <table:table-cell table:formula="of:=[.M10]^2" office:value-type="float" office:value="2.23673951607983E+019" calcext:value-type="float">
            <text:p>22367395160798300000</text:p>
          </table:table-cell>
          <table:table-cell/>
          <table:table-cell table:formula="of:=((2*[.D10])/([.I10]^2*[.E10]^2))^2" office:value-type="float" office:value="5.05655106466273E+018" calcext:value-type="float">
            <text:p>5056551064662730000</text:p>
          </table:table-cell>
          <table:table-cell table:formula="of:=((4*[.C10]*[.F10])/([.E10]^3*[.I10]^2))^2" office:value-type="float" office:value="1.28607556395454E+019" calcext:value-type="float">
            <text:p>12860755639545400000</text:p>
          </table:table-cell>
          <table:table-cell table:formula="of:=((4*[.C10]*[.J10])/([.I10]^3*[.E10]^2))^2" office:value-type="float" office:value="4.45008845659011E+018" calcext:value-type="float">
            <text:p>4450088456590110000</text:p>
          </table:table-cell>
          <table:table-cell/>
          <table:table-cell table:formula="of:=SQRT(2*[.$L$12]*[.C10])" office:value-type="float" office:value="10597750.6194365" calcext:value-type="float">
            <text:p>10597750,6194365</text:p>
          </table:table-cell>
          <table:table-cell table:formula="of:=SQRT((([.D10]*[.$L$12])/(SQRT(2*[.$L$12]*[.C10])))^2+(([.$M$12]*[.C10])/(SQRT(2*[.$L$12]*[.C10]))^2))" office:value-type="float" office:value="66451.9379952258" calcext:value-type="float">
            <text:p>66451,9379952258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3" table:formula="of:=AVERAGE([.L8:.L10])" office:value-type="float" office:value="181032105402.591" calcext:value-type="float">
            <text:p>181032105402,591</text:p>
          </table:table-cell>
          <table:table-cell table:style-name="ce3" table:formula="of:=SQRT(SUM([.N8:.N10]))/4" office:value-type="float" office:value="2007228862.82873" calcext:value-type="float">
            <text:p>2007228862,8287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bleseungenauigkeit+Schwankung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 table:number-columns-repeated="5"/>
          <table:table-cell office:value-type="string" calcext:value-type="string">
            <text:p>Geschwindigkeit/(m/s)</text:p>
          </table:table-cell>
          <table:table-cell office:value-type="string" calcext:value-type="string">
            <text:p>Fehler/(m/s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8]/100)*1.5" office:value-type="float" office:value="0.225" calcext:value-type="float">
            <text:p>0,225</text:p>
          </table:table-cell>
          <table:table-cell table:formula="of:=[.A18] + [.$C$4]" office:value-type="float" office:value="66.2" calcext:value-type="float">
            <text:p>66,2</text:p>
          </table:table-cell>
          <table:table-cell table:formula="of:=SQRT([.$D$15]^2+[.B18]^2)" office:value-type="float" office:value="0.301039864469807" calcext:value-type="float">
            <text:p>0,3010398645</text:p>
          </table:table-cell>
          <table:table-cell office:value-type="float" office:value="0.02" calcext:value-type="float">
            <text:p>0,02</text:p>
          </table:table-cell>
          <table:table-cell table:formula="of:=[.E18]/100" office:value-type="float" office:value="0.0002" calcext:value-type="float">
            <text:p>0,0002</text:p>
          </table:table-cell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15]" office:value-type="float" office:value="0.00103802210995181" calcext:value-type="float">
            <text:p>0,001038022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8])/([.E18]^2*[.I18]^2)" office:value-type="float" office:value="307195454704.468" calcext:value-type="float">
            <text:p>307195454704,468</text:p>
          </table:table-cell>
          <table:table-cell table:style-name="ce2" table:formula="of:=SQRT([.P18]+[.Q18]+[.R18])" office:value-type="float" office:value="7515038741.80226" calcext:value-type="float">
            <text:p>7515038741,80226</text:p>
          </table:table-cell>
          <table:table-cell table:formula="of:=[.M18]^2" office:value-type="float" office:value="5.64758072907889E+019" calcext:value-type="float">
            <text:p>56475807290788900000</text:p>
          </table:table-cell>
          <table:table-cell/>
          <table:table-cell table:formula="of:=((2*[.D18])/([.I18]^2*[.E18]^2))^2" office:value-type="float" office:value="1.951468798162E+018" calcext:value-type="float">
            <text:p>1951468798162000000</text:p>
          </table:table-cell>
          <table:table-cell table:formula="of:=((4*[.C18]*[.F18])/([.E18]^3*[.I18]^2))^2" office:value-type="float" office:value="3.7747618956434E+019" calcext:value-type="float">
            <text:p>37747618956434000000</text:p>
          </table:table-cell>
          <table:table-cell table:formula="of:=((4*[.C18]*[.J18])/([.I18]^3*[.E18]^2))^2" office:value-type="float" office:value="1.67767195361929E+019" calcext:value-type="float">
            <text:p>16776719536192900000</text:p>
          </table:table-cell>
          <table:table-cell/>
          <table:table-cell table:formula="of:=SQRT(2*[.$L$23]*[.C18])" office:value-type="float" office:value="4879046.95151453" calcext:value-type="float">
            <text:p>4879046,95151453</text:p>
          </table:table-cell>
          <table:table-cell table:formula="of:=SQRT((([.D18]*[.$L$23])/(SQRT(2*[.$L$23]*[.C18])))^2+(([.$M$23]*[.C18])/(SQRT(2*[.$L$23]*[.C18]))^2))" office:value-type="float" office:value="11093.5621832272" calcext:value-type="float">
            <text:p>11093,56218322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9]/100)*1.5" office:value-type="float" office:value="0.54" calcext:value-type="float">
            <text:p>0,54</text:p>
          </table:table-cell>
          <table:table-cell table:formula="of:=[.A19] + [.$C$4]" office:value-type="float" office:value="87.2" calcext:value-type="float">
            <text:p>87,2</text:p>
          </table:table-cell>
          <table:table-cell table:formula="of:=SQRT([.$D$15]^2+[.B19]^2)" office:value-type="float" office:value="0.575847201955519" calcext:value-type="float">
            <text:p>0,575847202</text:p>
          </table:table-cell>
          <table:table-cell office:value-type="float" office:value="0.03" calcext:value-type="float">
            <text:p>0,03</text:p>
          </table:table-cell>
          <table:table-cell table:formula="of:=[.E19]/100" office:value-type="float" office:value="0.0003" calcext:value-type="float">
            <text:p>0,0003</text:p>
          </table:table-cell>
          <table:table-cell table:number-columns-repeated="2"/>
          <table:table-cell table:formula="of:=(((8/SQRT(125))*(1.256*10^-6)*154)/0.2)*[.$A$15]" office:value-type="float" office:value="0.00103802210995181" calcext:value-type="float">
            <text:p>0,001038022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9])/([.E19]^2*[.I19]^2)" office:value-type="float" office:value="179841850622.556" calcext:value-type="float">
            <text:p>179841850622,556</text:p>
          </table:table-cell>
          <table:table-cell table:style-name="ce2" table:formula="of:=SQRT([.P19]+[.Q19]+[.R19])" office:value-type="float" office:value="4483033221.13556" calcext:value-type="float">
            <text:p>4483033221,13556</text:p>
          </table:table-cell>
          <table:table-cell table:formula="of:=[.M19]^2" office:value-type="float" office:value="2.00975868618051E+019" calcext:value-type="float">
            <text:p>20097586861805100000</text:p>
          </table:table-cell>
          <table:table-cell/>
          <table:table-cell table:formula="of:=((2*[.D19])/([.I19]^2*[.E19]^2))^2" office:value-type="float" office:value="1.41046748138317E+018" calcext:value-type="float">
            <text:p>1410467481383170000</text:p>
          </table:table-cell>
          <table:table-cell table:formula="of:=((4*[.C19]*[.F19])/([.E19]^3*[.I19]^2))^2" office:value-type="float" office:value="1.29372364941382E+019" calcext:value-type="float">
            <text:p>12937236494138200000</text:p>
          </table:table-cell>
          <table:table-cell table:formula="of:=((4*[.C19]*[.J19])/([.I19]^3*[.E19]^2))^2" office:value-type="float" office:value="5.74988288628366E+018" calcext:value-type="float">
            <text:p>5749882886283660000</text:p>
          </table:table-cell>
          <table:table-cell/>
          <table:table-cell table:formula="of:=SQRT(2*[.$L$23]*[.C19])" office:value-type="float" office:value="5599693.35360695" calcext:value-type="float">
            <text:p>5599693,35360695</text:p>
          </table:table-cell>
          <table:table-cell table:formula="of:=SQRT((([.D19]*[.$L$23])/(SQRT(2*[.$L$23]*[.C19])))^2+(([.$M$23]*[.C19])/(SQRT(2*[.$L$23]*[.C19]))^2))" office:value-type="float" office:value="18489.493976548" calcext:value-type="float">
            <text:p>18489,4939765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20]/100)*1.5" office:value-type="float" office:value="1.575" calcext:value-type="float">
            <text:p>1,575</text:p>
          </table:table-cell>
          <table:table-cell table:formula="of:=[.A20] + [.$C$4]" office:value-type="float" office:value="156.2" calcext:value-type="float">
            <text:p>156,2</text:p>
          </table:table-cell>
          <table:table-cell table:formula="of:=SQRT([.$D$15]^2+[.B20]^2)" office:value-type="float" office:value="1.58764763093074" calcext:value-type="float">
            <text:p>1,5876476309</text:p>
          </table:table-cell>
          <table:table-cell office:value-type="float" office:value="0.04" calcext:value-type="float">
            <text:p>0,04</text:p>
          </table:table-cell>
          <table:table-cell table:formula="of:=[.E20]/100" office:value-type="float" office:value="0.0004" calcext:value-type="float">
            <text:p>0,0004</text:p>
          </table:table-cell>
          <table:table-cell table:number-columns-repeated="2"/>
          <table:table-cell table:formula="of:=(((8/SQRT(125))*(1.256*10^-6)*154)/0.2)*[.$A$15]" office:value-type="float" office:value="0.00103802210995181" calcext:value-type="float">
            <text:p>0,001038022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0])/([.E20]^2*[.I20]^2)" office:value-type="float" office:value="181208194957.847" calcext:value-type="float">
            <text:p>181208194957,847</text:p>
          </table:table-cell>
          <table:table-cell table:style-name="ce2" table:formula="of:=SQRT([.P20]+[.Q20]+[.R20])" office:value-type="float" office:value="4729112738.26325" calcext:value-type="float">
            <text:p>4729112738,26325</text:p>
          </table:table-cell>
          <table:table-cell table:formula="of:=[.M20]^2" office:value-type="float" office:value="2.23645072912037E+019" calcext:value-type="float">
            <text:p>22364507291203700000</text:p>
          </table:table-cell>
          <table:table-cell/>
          <table:table-cell table:formula="of:=((2*[.D20])/([.I20]^2*[.E20]^2))^2" office:value-type="float" office:value="3.39235933749455E+018" calcext:value-type="float">
            <text:p>3392359337494550000</text:p>
          </table:table-cell>
          <table:table-cell table:formula="of:=((4*[.C20]*[.F20])/([.E20]^3*[.I20]^2))^2" office:value-type="float" office:value="1.31345639679525E+019" calcext:value-type="float">
            <text:p>13134563967952500000</text:p>
          </table:table-cell>
          <table:table-cell table:formula="of:=((4*[.C20]*[.J20])/([.I20]^3*[.E20]^2))^2" office:value-type="float" office:value="5.83758398575666E+018" calcext:value-type="float">
            <text:p>5837583985756660000</text:p>
          </table:table-cell>
          <table:table-cell/>
          <table:table-cell table:formula="of:=SQRT(2*[.$L$23]*[.C20])" office:value-type="float" office:value="7494566.49909959" calcext:value-type="float">
            <text:p>7494566,49909959</text:p>
          </table:table-cell>
          <table:table-cell table:formula="of:=SQRT((([.D20]*[.$L$23])/(SQRT(2*[.$L$23]*[.C20])))^2+(([.$M$23]*[.C20])/(SQRT(2*[.$L$23]*[.C20]))^2))" office:value-type="float" office:value="38088.1265914578" calcext:value-type="float">
            <text:p>38088,12659145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21]/100)*1.5" office:value-type="float" office:value="2.835" calcext:value-type="float">
            <text:p>2,835</text:p>
          </table:table-cell>
          <table:table-cell table:formula="of:=[.A21] + [.$C$4]" office:value-type="float" office:value="240.2" calcext:value-type="float">
            <text:p>240,2</text:p>
          </table:table-cell>
          <table:table-cell table:formula="of:=SQRT([.$D$15]^2+[.B21]^2)" office:value-type="float" office:value="2.8420459179964" calcext:value-type="float">
            <text:p>2,842045918</text:p>
          </table:table-cell>
          <table:table-cell office:value-type="float" office:value="0.05" calcext:value-type="float">
            <text:p>0,05</text:p>
          </table:table-cell>
          <table:table-cell table:formula="of:=[.E21]/100" office:value-type="float" office:value="0.0005" calcext:value-type="float">
            <text:p>0,0005</text:p>
          </table:table-cell>
          <table:table-cell table:number-columns-repeated="2"/>
          <table:table-cell table:formula="of:=(((8/SQRT(125))*(1.256*10^-6)*154)/0.2)*[.$A$15]" office:value-type="float" office:value="0.00103802210995181" calcext:value-type="float">
            <text:p>0,0010380221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1])/([.E21]^2*[.I21]^2)" office:value-type="float" office:value="178340418658.642" calcext:value-type="float">
            <text:p>178340418658,642</text:p>
          </table:table-cell>
          <table:table-cell table:style-name="ce2" table:formula="of:=SQRT([.P21]+[.Q21]+[.R21])" office:value-type="float" office:value="4777972319.42099" calcext:value-type="float">
            <text:p>4777972319,42099</text:p>
          </table:table-cell>
          <table:table-cell table:formula="of:=[.M21]^2" office:value-type="float" office:value="2.28290194851531E+019" calcext:value-type="float">
            <text:p>22829019485153100000</text:p>
          </table:table-cell>
          <table:table-cell/>
          <table:table-cell table:formula="of:=((2*[.D21])/([.I21]^2*[.E21]^2))^2" office:value-type="float" office:value="4.45262108269012E+018" calcext:value-type="float">
            <text:p>4452621082690120000</text:p>
          </table:table-cell>
          <table:table-cell table:formula="of:=((4*[.C21]*[.F21])/([.E21]^3*[.I21]^2))^2" office:value-type="float" office:value="1.27221219709359E+019" calcext:value-type="float">
            <text:p>12722121970935900000</text:p>
          </table:table-cell>
          <table:table-cell table:formula="of:=((4*[.C21]*[.J21])/([.I21]^3*[.E21]^2))^2" office:value-type="float" office:value="5.65427643152709E+018" calcext:value-type="float">
            <text:p>5654276431527090000</text:p>
          </table:table-cell>
          <table:table-cell/>
          <table:table-cell table:formula="of:=SQRT(2*[.$L$23]*[.C21])" office:value-type="float" office:value="9293782.49190352" calcext:value-type="float">
            <text:p>9293782,49190352</text:p>
          </table:table-cell>
          <table:table-cell table:formula="of:=SQRT((([.D21]*[.$L$23])/(SQRT(2*[.$L$23]*[.C21])))^2+(([.$M$23]*[.C21])/(SQRT(2*[.$L$23]*[.C21]))^2))" office:value-type="float" office:value="54982.0078973467" calcext:value-type="float">
            <text:p>54982,0078973467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3" table:formula="of:=AVERAGE([.L19:.L21])" office:value-type="float" office:value="179796821413.015" calcext:value-type="float">
            <text:p>179796821413,015</text:p>
          </table:table-cell>
          <table:table-cell table:style-name="ce3" table:formula="of:=SQRT(SUM([.N19:.N21]))/4" office:value-type="float" office:value="2020072920.06628" calcext:value-type="float">
            <text:p>2020072920,0662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bleseungenauigkeit+Schwankung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 table:number-columns-repeated="5"/>
          <table:table-cell office:value-type="string" calcext:value-type="string">
            <text:p>Geschwindigkeit/(m/s)</text:p>
          </table:table-cell>
          <table:table-cell office:value-type="string" calcext:value-type="string">
            <text:p>Fehler/(m/s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29]/100)*1.5" office:value-type="float" office:value="0.675" calcext:value-type="float">
            <text:p>0,675</text:p>
          </table:table-cell>
          <table:table-cell table:formula="of:=[.A29] + [.$C$4]" office:value-type="float" office:value="96.2" calcext:value-type="float">
            <text:p>96,2</text:p>
          </table:table-cell>
          <table:table-cell table:formula="of:=SQRT([.$D$26]^2+[.B29]^2)" office:value-type="float" office:value="0.704006392016436" calcext:value-type="float">
            <text:p>0,704006392</text:p>
          </table:table-cell>
          <table:table-cell office:value-type="float" office:value="0.02" calcext:value-type="float">
            <text:p>0,02</text:p>
          </table:table-cell>
          <table:table-cell table:formula="of:=[.E29]/100" office:value-type="float" office:value="0.0002" calcext:value-type="float">
            <text:p>0,0002</text:p>
          </table:table-cell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26]" office:value-type="float" office:value="0.00138402947993574" calcext:value-type="float">
            <text:p>0,0013840295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9])/([.E29]^2*[.I29]^2)" office:value-type="float" office:value="251104441732.561" calcext:value-type="float">
            <text:p>251104441732,561</text:p>
          </table:table-cell>
          <table:table-cell table:style-name="ce2" table:formula="of:=SQRT([.P29]+[.Q29]+[.R29])" office:value-type="float" office:value="5907924420.38124" calcext:value-type="float">
            <text:p>5907924420,38124</text:p>
          </table:table-cell>
          <table:table-cell table:formula="of:=[.M29]^2" office:value-type="float" office:value="3.4903570956937E+019" calcext:value-type="float">
            <text:p>34903570956937000000</text:p>
          </table:table-cell>
          <table:table-cell/>
          <table:table-cell table:formula="of:=((2*[.D29])/([.I29]^2*[.E29]^2))^2" office:value-type="float" office:value="3.3768506280264E+018" calcext:value-type="float">
            <text:p>3376850628026400000</text:p>
          </table:table-cell>
          <table:table-cell table:formula="of:=((4*[.C29]*[.F29])/([.E29]^3*[.I29]^2))^2" office:value-type="float" office:value="2.52213762631285E+019" calcext:value-type="float">
            <text:p>25221376263128500000</text:p>
          </table:table-cell>
          <table:table-cell table:formula="of:=((4*[.C29]*[.J29])/([.I29]^3*[.E29]^2))^2" office:value-type="float" office:value="6.30534406578212E+018" calcext:value-type="float">
            <text:p>6305344065782120000</text:p>
          </table:table-cell>
          <table:table-cell/>
          <table:table-cell table:formula="of:=SQRT(2*[.$L$33]*[.C29])" office:value-type="float" office:value="5822293.33114502" calcext:value-type="float">
            <text:p>5822293,33114502</text:p>
          </table:table-cell>
          <table:table-cell table:formula="of:=SQRT((([.D29]*[.$L$33])/(SQRT(2*[.$L$33]*[.C29])))^2+(([.$M$33]*[.C29])/(SQRT(2*[.$L$33]*[.C29]))^2))" office:value-type="float" office:value="21304.2189259218" calcext:value-type="float">
            <text:p>21304,2189259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30]/100)*1.5" office:value-type="float" office:value="1.5" calcext:value-type="float">
            <text:p>1,5</text:p>
          </table:table-cell>
          <table:table-cell table:formula="of:=[.A30] + [.$C$4]" office:value-type="float" office:value="151.2" calcext:value-type="float">
            <text:p>151,2</text:p>
          </table:table-cell>
          <table:table-cell table:formula="of:=SQRT([.$D$26]^2+[.B30]^2)" office:value-type="float" office:value="1.51327459504216" calcext:value-type="float">
            <text:p>1,513274595</text:p>
          </table:table-cell>
          <table:table-cell office:value-type="float" office:value="0.03" calcext:value-type="float">
            <text:p>0,03</text:p>
          </table:table-cell>
          <table:table-cell table:formula="of:=[.E30]/100" office:value-type="float" office:value="0.0003" calcext:value-type="float">
            <text:p>0,0003</text:p>
          </table:table-cell>
          <table:table-cell table:number-columns-repeated="2"/>
          <table:table-cell table:formula="of:=(((8/SQRT(125))*(1.256*10^-6)*154)/0.2)*[.$A$26]" office:value-type="float" office:value="0.00138402947993574" calcext:value-type="float">
            <text:p>0,0013840295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30])/([.E30]^2*[.I30]^2)" office:value-type="float" office:value="175407676553.307" calcext:value-type="float">
            <text:p>175407676553,307</text:p>
          </table:table-cell>
          <table:table-cell table:style-name="ce2" table:formula="of:=SQRT([.P30]+[.Q30]+[.R30])" office:value-type="float" office:value="4297196918.62733" calcext:value-type="float">
            <text:p>4297196918,62733</text:p>
          </table:table-cell>
          <table:table-cell table:formula="of:=[.M30]^2" office:value-type="float" office:value="1.84659013574602E+019" calcext:value-type="float">
            <text:p>18465901357460200000</text:p>
          </table:table-cell>
          <table:table-cell/>
          <table:table-cell table:formula="of:=((2*[.D30])/([.I30]^2*[.E30]^2))^2" office:value-type="float" office:value="3.08197486054551E+018" calcext:value-type="float">
            <text:p>3081974860545510000</text:p>
          </table:table-cell>
          <table:table-cell table:formula="of:=((4*[.C30]*[.F30])/([.E30]^3*[.I30]^2))^2" office:value-type="float" office:value="1.23071411975318E+019" calcext:value-type="float">
            <text:p>12307141197531800000</text:p>
          </table:table-cell>
          <table:table-cell table:formula="of:=((4*[.C30]*[.J30])/([.I30]^3*[.E30]^2))^2" office:value-type="float" office:value="3.07678529938295E+018" calcext:value-type="float">
            <text:p>3076785299382950000</text:p>
          </table:table-cell>
          <table:table-cell/>
          <table:table-cell table:formula="of:=SQRT(2*[.$L$33]*[.C30])" office:value-type="float" office:value="7299320.6364063" calcext:value-type="float">
            <text:p>7299320,6364063</text:p>
          </table:table-cell>
          <table:table-cell table:formula="of:=SQRT((([.D30]*[.$L$33])/(SQRT(2*[.$L$33]*[.C30])))^2+(([.$M$33]*[.C30])/(SQRT(2*[.$L$33]*[.C30]))^2))" office:value-type="float" office:value="36527.3693127149" calcext:value-type="float">
            <text:p>36527,36931271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31]/100)*1.5" office:value-type="float" office:value="3.3" calcext:value-type="float">
            <text:p>3,3</text:p>
          </table:table-cell>
          <table:table-cell table:formula="of:=[.A31] + [.$C$4]" office:value-type="float" office:value="271.2" calcext:value-type="float">
            <text:p>271,2</text:p>
          </table:table-cell>
          <table:table-cell table:formula="of:=SQRT([.$D$26]^2+[.B31]^2)" office:value-type="float" office:value="3.30605505096331" calcext:value-type="float">
            <text:p>3,306055051</text:p>
          </table:table-cell>
          <table:table-cell office:value-type="float" office:value="0.04" calcext:value-type="float">
            <text:p>0,04</text:p>
          </table:table-cell>
          <table:table-cell table:formula="of:=[.E31]/100" office:value-type="float" office:value="0.0004" calcext:value-type="float">
            <text:p>0,0004</text:p>
          </table:table-cell>
          <table:table-cell table:number-columns-repeated="2"/>
          <table:table-cell table:formula="of:=(((8/SQRT(125))*(1.256*10^-6)*154)/0.2)*[.$A$26]" office:value-type="float" office:value="0.00138402947993574" calcext:value-type="float">
            <text:p>0,0013840295</text:p>
          </table:table-cell>
          <table:table-cell table:formula="of:=(((8/SQRT(125))*(1.256*10^-6)*154)/0.2)*[.$B$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31])/([.E31]^2*[.I31]^2)" office:value-type="float" office:value="176973816522.533" calcext:value-type="float">
            <text:p>176973816522,533</text:p>
          </table:table-cell>
          <table:table-cell table:style-name="ce2" table:formula="of:=SQRT([.P31]+[.Q31]+[.R31])" office:value-type="float" office:value="4507129194.98716" calcext:value-type="float">
            <text:p>4507129194,98716</text:p>
          </table:table-cell>
          <table:table-cell table:formula="of:=[.M31]^2" office:value-type="float" office:value="2.03142135803056E+019" calcext:value-type="float">
            <text:p>20314213580305600000</text:p>
          </table:table-cell>
          <table:table-cell/>
          <table:table-cell table:formula="of:=((2*[.D31])/([.I31]^2*[.E31]^2))^2" office:value-type="float" office:value="4.65434771303008E+018" calcext:value-type="float">
            <text:p>4654347713030080000</text:p>
          </table:table-cell>
          <table:table-cell table:formula="of:=((4*[.C31]*[.F31])/([.E31]^3*[.I31]^2))^2" office:value-type="float" office:value="1.25278926938204E+019" calcext:value-type="float">
            <text:p>12527892693820400000</text:p>
          </table:table-cell>
          <table:table-cell table:formula="of:=((4*[.C31]*[.J31])/([.I31]^3*[.E31]^2))^2" office:value-type="float" office:value="3.13197317345511E+018" calcext:value-type="float">
            <text:p>3131973173455110000</text:p>
          </table:table-cell>
          <table:table-cell/>
          <table:table-cell table:formula="of:=SQRT(2*[.$L$33]*[.C31])" office:value-type="float" office:value="9775779.2999928" calcext:value-type="float">
            <text:p>9775779,2999928</text:p>
          </table:table-cell>
          <table:table-cell table:formula="of:=SQRT((([.D31]*[.$L$33])/(SQRT(2*[.$L$33]*[.C31])))^2+(([.$M$33]*[.C31])/(SQRT(2*[.$L$33]*[.C31]))^2))" office:value-type="float" office:value="59585.6646974015" calcext:value-type="float">
            <text:p>59585,6646974015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3" table:formula="of:=AVERAGE([.L30:.L31])" office:value-type="float" office:value="176190746537.92" calcext:value-type="float">
            <text:p>176190746537,92</text:p>
          </table:table-cell>
          <table:table-cell table:style-name="ce3" table:formula="of:=SQRT(SUM([.N30:.N31]))/3" office:value-type="float" office:value="2075789406.40706" calcext:value-type="float">
            <text:p>2075789406,40706</text:p>
          </table:table-cell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3" table:formula="of:=([.L12]+[.L23]+[.L33])/3" office:value-type="float" office:value="179006557784.508" calcext:value-type="float">
            <text:p>179006557784,508</text:p>
          </table:table-cell>
          <table:table-cell table:style-name="ce3" table:formula="of:=(SQRT([.M12]^2+[.M23]^2+[.M33]^2)/3)" office:value-type="float" office:value="1174666097.70652" calcext:value-type="float">
            <text:p>1174666097,7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sung 2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terialkonstante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itterkonstante_1/nm</text:p>
          </table:table-cell>
          <table:table-cell office:value-type="string" calcext:value-type="string">
            <text:p>Gitterkonstante_2/nm</text:p>
          </table:table-cell>
          <table:table-cell table:number-columns-repeated="19"/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0.213" calcext:value-type="float">
            <text:p>0,2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askolbendurchmesser</text:p>
          </table:table-cell>
          <table:table-cell table:number-columns-repeated="20"/>
        </table:table-row>
        <table:table-row table:style-name="ro1">
          <table:table-cell office:value-type="float" office:value="0.127" calcext:value-type="float">
            <text:p>0,127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Plotda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leseungenauigkeit + Schwankung</text:p>
          </table:table-cell>
          <table:table-cell/>
          <table:table-cell office:value-type="string" calcext:value-type="string">
            <text:p>Ableseungenauigkeit</text:p>
          </table:table-cell>
          <table:table-cell table:number-columns-repeated="9"/>
          <table:table-cell office:value-type="string" calcext:value-type="string">
            <text:p>Kreis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nnung/kV</text:p>
          </table:table-cell>
          <table:table-cell office:value-type="string" calcext:value-type="string">
            <text:p>Fehler/kV</text:p>
          </table:table-cell>
          <table:table-cell office:value-type="string" calcext:value-type="string">
            <text:p>Durchmesser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urchmesser_2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inkel_1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Winkel_2/Grad</text:p>
          </table:table-cell>
          <table:table-cell office:value-type="string" calcext:value-type="string">
            <text:p>Fehler/Grad</text:p>
          </table:table-cell>
          <table:table-cell table:number-columns-repeated="2"/>
          <table:table-cell table:style-name="ce4" office:value-type="string" calcext:value-type="string">
            <text:p>U_A^(-0,5)</text:p>
          </table:table-cell>
          <table:table-cell table:style-name="ce4" office:value-type="string" calcext:value-type="string">
            <text:p>Durchmesser</text:p>
          </table:table-cell>
          <table:table-cell table:number-columns-repeated="2" table:style-name="ce4" office:value-type="string" calcext:value-type="string">
            <text:p>Fehler</text:p>
          </table:table-cell>
          <table:table-cell table:style-name="ce2" office:value-type="string" calcext:value-type="string">
            <text:p>Steigung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23/1000" office:value-type="float" office:value="0.023" calcext:value-type="float">
            <text:p>0,023</text:p>
          </table:table-cell>
          <table:table-cell office:value-type="float" office:value="0.001" calcext:value-type="float">
            <text:p>0,001</text:p>
          </table:table-cell>
          <table:table-cell table:formula="of:=40/1000" office:value-type="float" office:value="0.04" calcext:value-type="float">
            <text:p>0,0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49]/[.$A$44])" office:value-type="float" office:value="0.0455268082248344" calcext:value-type="float">
            <text:p>0,0455268082</text:p>
          </table:table-cell>
          <table:table-cell table:formula="of:=(0.25/([.$A$44]*SQRT(1-([.C49]^2/[.$A$44]^2))))*[.D49]" office:value-type="float" office:value="0.00200160192256359" calcext:value-type="float">
            <text:p>0,0020016019</text:p>
          </table:table-cell>
          <table:table-cell table:formula="of:=0.25*ASIN([.E49]/[.$A$44])" office:value-type="float" office:value="0.080103793121177" calcext:value-type="float">
            <text:p>0,0801037931</text:p>
          </table:table-cell>
          <table:table-cell table:formula="of:=(0.25/([.$A$44]*SQRT(1-([.E49]^2/[.$A$44]^2))))*[.F49]" office:value-type="float" office:value="0.00207406396837137" calcext:value-type="float">
            <text:p>0,002074064</text:p>
          </table:table-cell>
          <table:table-cell table:number-columns-repeated="2"/>
          <table:table-cell table:style-name="ce4" table:formula="of:=1/SQRT([.A49])" office:value-type="float" office:value="0.471404520791032" calcext:value-type="float">
            <text:p>0,4714045208</text:p>
          </table:table-cell>
          <table:table-cell table:style-name="ce4" table:formula="of:=[.C49]" office:value-type="float" office:value="0.023" calcext:value-type="float">
            <text:p>0,023</text:p>
          </table:table-cell>
          <table:table-cell table:style-name="ce4" table:formula="of:=(1/(2*[.A49]^(3/2)))*[.B49]" office:value-type="float" office:value="0.00523782800878924" calcext:value-type="float">
            <text:p>0,005237828</text:p>
          </table:table-cell>
          <table:table-cell table:style-name="ce4" table:formula="of:=[.D49]" office:value-type="float" office:value="0.001" calcext:value-type="float">
            <text:p>0,001</text:p>
          </table:table-cell>
          <table:table-cell table:style-name="ce2" office:value-type="float" office:value="0.0522632" calcext:value-type="float">
            <text:p>0,0522632</text:p>
          </table:table-cell>
          <table:table-cell table:style-name="ce2" office:value-type="float" office:value="0.002309" calcext:value-type="float">
            <text:p>0,00230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style-name="ce1" table:formula="of:=21/1000" office:value-type="float" office:value="0.021" calcext:value-type="float">
            <text:p>0,021</text:p>
          </table:table-cell>
          <table:table-cell office:value-type="float" office:value="0.001" calcext:value-type="float">
            <text:p>0,001</text:p>
          </table:table-cell>
          <table:table-cell table:formula="of:=35/1000" office:value-type="float" office:value="0.035" calcext:value-type="float">
            <text:p>0,03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0]/[.$A$44])" office:value-type="float" office:value="0.0415293192310892" calcext:value-type="float">
            <text:p>0,0415293192</text:p>
          </table:table-cell>
          <table:table-cell table:formula="of:=(0.25/([.$A$44]*SQRT(1-([.C50]^2/[.$A$44]^2))))*[.D50]" office:value-type="float" office:value="0.00199598015194431" calcext:value-type="float">
            <text:p>0,0019959802</text:p>
          </table:table-cell>
          <table:table-cell table:formula="of:=0.25*ASIN([.E50]/[.$A$44])" office:value-type="float" office:value="0.0698009974556643" calcext:value-type="float">
            <text:p>0,0698009975</text:p>
          </table:table-cell>
          <table:table-cell table:formula="of:=(0.25/([.$A$44]*SQRT(1-([.E50]^2/[.$A$44]^2))))*[.F50]" office:value-type="float" office:value="0.00204780494659579" calcext:value-type="float">
            <text:p>0,0020478049</text:p>
          </table:table-cell>
          <table:table-cell table:number-columns-repeated="2"/>
          <table:table-cell table:style-name="ce4" table:formula="of:=1/SQRT([.A50])" office:value-type="float" office:value="0.426401432711221" calcext:value-type="float">
            <text:p>0,4264014327</text:p>
          </table:table-cell>
          <table:table-cell table:style-name="ce4" table:formula="of:=[.C50]" office:value-type="float" office:value="0.021" calcext:value-type="float">
            <text:p>0,021</text:p>
          </table:table-cell>
          <table:table-cell table:style-name="ce4" table:formula="of:=(1/(2*[.A50]^(3/2)))*[.B50]" office:value-type="float" office:value="0.0038763766610111" calcext:value-type="float">
            <text:p>0,0038763767</text:p>
          </table:table-cell>
          <table:table-cell table:style-name="ce4" table:formula="of:=[.D50]" office:value-type="float" office:value="0.001" calcext:value-type="float">
            <text:p>0,001</text:p>
          </table:table-cell>
          <table:table-cell table:style-name="ce2" office:value-type="string" calcext:value-type="string">
            <text:p>Y-Achsenabschnitt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19/1000" office:value-type="float" office:value="0.019" calcext:value-type="float">
            <text:p>0,019</text:p>
          </table:table-cell>
          <table:table-cell office:value-type="float" office:value="0.001" calcext:value-type="float">
            <text:p>0,001</text:p>
          </table:table-cell>
          <table:table-cell table:formula="of:=33/1000" office:value-type="float" office:value="0.033" calcext:value-type="float">
            <text:p>0,03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1]/[.$A$44])" office:value-type="float" office:value="0.0375425196754192" calcext:value-type="float">
            <text:p>0,0375425197</text:p>
          </table:table-cell>
          <table:table-cell table:formula="of:=(0.25/([.$A$44]*SQRT(1-([.C51]^2/[.$A$44]^2))))*[.D51]" office:value-type="float" office:value="0.00199091034403124" calcext:value-type="float">
            <text:p>0,0019909103</text:p>
          </table:table-cell>
          <table:table-cell table:formula="of:=0.25*ASIN([.E51]/[.$A$44])" office:value-type="float" office:value="0.0657147793277658" calcext:value-type="float">
            <text:p>0,0657147793</text:p>
          </table:table-cell>
          <table:table-cell table:formula="of:=(0.25/([.$A$44]*SQRT(1-([.E51]^2/[.$A$44]^2))))*[.F51]" office:value-type="float" office:value="0.00203852522829201" calcext:value-type="float">
            <text:p>0,0020385252</text:p>
          </table:table-cell>
          <table:table-cell table:number-columns-repeated="2"/>
          <table:table-cell table:style-name="ce4" table:formula="of:=1/SQRT([.A51])" office:value-type="float" office:value="0.392232270276368" calcext:value-type="float">
            <text:p>0,3922322703</text:p>
          </table:table-cell>
          <table:table-cell table:style-name="ce4" table:formula="of:=[.C51]" office:value-type="float" office:value="0.019" calcext:value-type="float">
            <text:p>0,019</text:p>
          </table:table-cell>
          <table:table-cell table:style-name="ce4" table:formula="of:=(1/(2*[.A51]^(3/2)))*[.B51]" office:value-type="float" office:value="0.00301717130981822" calcext:value-type="float">
            <text:p>0,0030171713</text:p>
          </table:table-cell>
          <table:table-cell table:style-name="ce4" table:formula="of:=[.D51]" office:value-type="float" office:value="0.001" calcext:value-type="float">
            <text:p>0,001</text:p>
          </table:table-cell>
          <table:table-cell table:style-name="ce2" office:value-type="float" office:value="-0.00161604" calcext:value-type="float">
            <text:p>-0,00161604</text:p>
          </table:table-cell>
          <table:table-cell table:style-name="ce2" office:value-type="float" office:value="0.0008549" calcext:value-type="float">
            <text:p>0,000854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table:formula="of:=17/1000"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table:formula="of:=31/1000" office:value-type="float" office:value="0.031" calcext:value-type="float">
            <text:p>0,03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2]/[.$A$44])" office:value-type="float" office:value="0.0335653179811943" calcext:value-type="float">
            <text:p>0,033565318</text:p>
          </table:table-cell>
          <table:table-cell table:formula="of:=(0.25/([.$A$44]*SQRT(1-([.C52]^2/[.$A$44]^2))))*[.D52]" office:value-type="float" office:value="0.00198638039426165" calcext:value-type="float">
            <text:p>0,0019863804</text:p>
          </table:table-cell>
          <table:table-cell table:formula="of:=0.25*ASIN([.E52]/[.$A$44])" office:value-type="float" office:value="0.0616464565122028" calcext:value-type="float">
            <text:p>0,0616464565</text:p>
          </table:table-cell>
          <table:table-cell table:formula="of:=(0.25/([.$A$44]*SQRT(1-([.E52]^2/[.$A$44]^2))))*[.F52]" office:value-type="float" office:value="0.0020299056326926" calcext:value-type="float">
            <text:p>0,0020299056</text:p>
          </table:table-cell>
          <table:table-cell table:number-columns-repeated="2"/>
          <table:table-cell table:style-name="ce4" table:formula="of:=1/SQRT([.A52])" office:value-type="float" office:value="0.365148371670111" calcext:value-type="float">
            <text:p>0,3651483717</text:p>
          </table:table-cell>
          <table:table-cell table:style-name="ce4" table:formula="of:=[.C52]" office:value-type="float" office:value="0.017" calcext:value-type="float">
            <text:p>0,017</text:p>
          </table:table-cell>
          <table:table-cell table:style-name="ce4" table:formula="of:=(1/(2*[.A52]^(3/2)))*[.B52]" office:value-type="float" office:value="0.00243432247780074" calcext:value-type="float">
            <text:p>0,0024343225</text:p>
          </table:table-cell>
          <table:table-cell table:style-name="ce4" table:formula="of:=[.D52]" office:value-type="float" office:value="0.001" calcext:value-type="float">
            <text:p>0,001</text:p>
          </table:table-cell>
          <table:table-cell table:style-name="ce2" office:value-type="string" calcext:value-type="string">
            <text:p>Reduziertes Chi^2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16/1000"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table:formula="of:=30/1000"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3]/[.$A$44])" office:value-type="float" office:value="0.0315799815176073" calcext:value-type="float">
            <text:p>0,0315799815</text:p>
          </table:table-cell>
          <table:table-cell table:formula="of:=(0.25/([.$A$44]*SQRT(1-([.C53]^2/[.$A$44]^2))))*[.D53]" office:value-type="float" office:value="0.00198431447545593" calcext:value-type="float">
            <text:p>0,0019843145</text:p>
          </table:table-cell>
          <table:table-cell table:formula="of:=0.25*ASIN([.E53]/[.$A$44])" office:value-type="float" office:value="0.0596185987842138" calcext:value-type="float">
            <text:p>0,0596185988</text:p>
          </table:table-cell>
          <table:table-cell table:formula="of:=(0.25/([.$A$44]*SQRT(1-([.E53]^2/[.$A$44]^2))))*[.F53]" office:value-type="float" office:value="0.00202583614396909" calcext:value-type="float">
            <text:p>0,0020258361</text:p>
          </table:table-cell>
          <table:table-cell table:number-columns-repeated="2"/>
          <table:table-cell table:style-name="ce4" table:formula="of:=1/SQRT([.A53])" office:value-type="float" office:value="0.342997170285018" calcext:value-type="float">
            <text:p>0,3429971703</text:p>
          </table:table-cell>
          <table:table-cell table:style-name="ce4" table:formula="of:=[.C53]" office:value-type="float" office:value="0.016" calcext:value-type="float">
            <text:p>0,016</text:p>
          </table:table-cell>
          <table:table-cell table:style-name="ce4" table:formula="of:=(1/(2*[.A53]^(3/2)))*[.B53]" office:value-type="float" office:value="0.00201763041344128" calcext:value-type="float">
            <text:p>0,0020176304</text:p>
          </table:table-cell>
          <table:table-cell table:style-name="ce4" table:formula="of:=[.D53]" office:value-type="float" office:value="0.001" calcext:value-type="float">
            <text:p>0,001</text:p>
          </table:table-cell>
          <table:table-cell table:style-name="ce2" office:value-type="float" office:value="0.138943" calcext:value-type="float">
            <text:p>0,13894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formula="of:=15/1000"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formula="of:=29/1000" office:value-type="float" office:value="0.029" calcext:value-type="float">
            <text:p>0,02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4]/[.$A$44])" office:value-type="float" office:value="0.0295966453420667" calcext:value-type="float">
            <text:p>0,0295966453</text:p>
          </table:table-cell>
          <table:table-cell table:formula="of:=(0.25/([.$A$44]*SQRT(1-([.C54]^2/[.$A$44]^2))))*[.D54]" office:value-type="float" office:value="0.0019823796240486" calcext:value-type="float">
            <text:p>0,0019823796</text:p>
          </table:table-cell>
          <table:table-cell table:formula="of:=0.25*ASIN([.E54]/[.$A$44])" office:value-type="float" office:value="0.0575947320190192" calcext:value-type="float">
            <text:p>0,057594732</text:p>
          </table:table-cell>
          <table:table-cell table:formula="of:=(0.25/([.$A$44]*SQRT(1-([.E54]^2/[.$A$44]^2))))*[.F54]" office:value-type="float" office:value="0.00202192327525821" calcext:value-type="float">
            <text:p>0,0020219233</text:p>
          </table:table-cell>
          <table:table-cell table:number-columns-repeated="2"/>
          <table:table-cell table:style-name="ce4" table:formula="of:=1/SQRT([.A54])" office:value-type="float" office:value="0.324442842261525" calcext:value-type="float">
            <text:p>0,3244428423</text:p>
          </table:table-cell>
          <table:table-cell table:style-name="ce4" table:formula="of:=[.C54]" office:value-type="float" office:value="0.015" calcext:value-type="float">
            <text:p>0,015</text:p>
          </table:table-cell>
          <table:table-cell table:style-name="ce4" table:formula="of:=(1/(2*[.A54]^(3/2)))*[.B54]" office:value-type="float" office:value="0.00170759390663961" calcext:value-type="float">
            <text:p>0,0017075939</text:p>
          </table:table-cell>
          <table:table-cell table:style-name="ce4" table:formula="of:=[.D54]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table:formula="of:=15/1000"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formula="of:=27/1000" office:value-type="float" office:value="0.027" calcext:value-type="float">
            <text:p>0,02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5]/[.$A$44])" office:value-type="float" office:value="0.0295966453420667" calcext:value-type="float">
            <text:p>0,0295966453</text:p>
          </table:table-cell>
          <table:table-cell table:formula="of:=(0.25/([.$A$44]*SQRT(1-([.C55]^2/[.$A$44]^2))))*[.D55]" office:value-type="float" office:value="0.0019823796240486" calcext:value-type="float">
            <text:p>0,0019823796</text:p>
          </table:table-cell>
          <table:table-cell table:formula="of:=0.25*ASIN([.E55]/[.$A$44])" office:value-type="float" office:value="0.0535583524602527" calcext:value-type="float">
            <text:p>0,0535583525</text:p>
          </table:table-cell>
          <table:table-cell table:formula="of:=(0.25/([.$A$44]*SQRT(1-([.E55]^2/[.$A$44]^2))))*[.F55]" office:value-type="float" office:value="0.00201455741006345" calcext:value-type="float">
            <text:p>0,0020145574</text:p>
          </table:table-cell>
          <table:table-cell table:number-columns-repeated="2"/>
          <table:table-cell table:style-name="ce4" table:formula="of:=1/SQRT([.A55])" office:value-type="float" office:value="0.308606699924184" calcext:value-type="float">
            <text:p>0,3086066999</text:p>
          </table:table-cell>
          <table:table-cell table:style-name="ce4" table:formula="of:=[.C55]" office:value-type="float" office:value="0.015" calcext:value-type="float">
            <text:p>0,015</text:p>
          </table:table-cell>
          <table:table-cell table:style-name="ce4" table:formula="of:=(1/(2*[.A55]^(3/2)))*[.B55]" office:value-type="float" office:value="0.00146955571392468" calcext:value-type="float">
            <text:p>0,0014695557</text:p>
          </table:table-cell>
          <table:table-cell table:style-name="ce4" table:formula="of:=[.D55]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" calcext:value-type="float">
            <text:p>0,1</text:p>
          </table:table-cell>
          <table:table-cell table:formula="of:=14/1000"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table:formula="of:=25/1000" office:value-type="float" office:value="0.025" calcext:value-type="float">
            <text:p>0,02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56]/[.$A$44])" office:value-type="float" office:value="0.0276151789558732" calcext:value-type="float">
            <text:p>0,027615179</text:p>
          </table:table-cell>
          <table:table-cell table:formula="of:=(0.25/([.$A$44]*SQRT(1-([.C56]^2/[.$A$44]^2))))*[.D56]" office:value-type="float" office:value="0.00198057471624153" calcext:value-type="float">
            <text:p>0,0019805747</text:p>
          </table:table-cell>
          <table:table-cell table:formula="of:=0.25*ASIN([.E56]/[.$A$44])" office:value-type="float" office:value="0.049536103936533" calcext:value-type="float">
            <text:p>0,0495361039</text:p>
          </table:table-cell>
          <table:table-cell table:formula="of:=(0.25/([.$A$44]*SQRT(1-([.E56]^2/[.$A$44]^2))))*[.F56]" office:value-type="float" office:value="0.00200778926938511" calcext:value-type="float">
            <text:p>0,0020077893</text:p>
          </table:table-cell>
          <table:table-cell table:number-columns-repeated="2"/>
          <table:table-cell table:style-name="ce4" table:formula="of:=1/SQRT([.A56])" office:value-type="float" office:value="0.294883912309794" calcext:value-type="float">
            <text:p>0,2948839123</text:p>
          </table:table-cell>
          <table:table-cell table:style-name="ce4" table:formula="of:=[.C56]" office:value-type="float" office:value="0.014" calcext:value-type="float">
            <text:p>0,014</text:p>
          </table:table-cell>
          <table:table-cell table:style-name="ce4" table:formula="of:=(1/(2*[.A56]^(3/2)))*[.B56]" office:value-type="float" office:value="0.00128210396656432" calcext:value-type="float">
            <text:p>0,001282104</text:p>
          </table:table-cell>
          <table:table-cell table:style-name="ce4" table:formula="of:=[.D56]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Kreis_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4" office:value-type="string" calcext:value-type="string">
            <text:p>U_A^(-0,5)</text:p>
          </table:table-cell>
          <table:table-cell table:style-name="ce4" office:value-type="string" calcext:value-type="string">
            <text:p>Durchmesser</text:p>
          </table:table-cell>
          <table:table-cell table:number-columns-repeated="2" table:style-name="ce4" office:value-type="string" calcext:value-type="string">
            <text:p>Fehler</text:p>
          </table:table-cell>
          <table:table-cell table:style-name="ce2" office:value-type="string" calcext:value-type="string">
            <text:p>Steigung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49]" office:value-type="float" office:value="0.471404520791032" calcext:value-type="float">
            <text:p>0,4714045208</text:p>
          </table:table-cell>
          <table:table-cell table:style-name="ce4" table:formula="of:=[.E49]" office:value-type="float" office:value="0.04" calcext:value-type="float">
            <text:p>0,04</text:p>
          </table:table-cell>
          <table:table-cell table:style-name="ce4" table:formula="of:=[.P49]" office:value-type="float" office:value="0.00523782800878924" calcext:value-type="float">
            <text:p>0,005237828</text:p>
          </table:table-cell>
          <table:table-cell table:style-name="ce4" table:formula="of:=[.F49]" office:value-type="float" office:value="0.001" calcext:value-type="float">
            <text:p>0,001</text:p>
          </table:table-cell>
          <table:table-cell table:style-name="ce2" office:value-type="float" office:value="0.076976" calcext:value-type="float">
            <text:p>0,076976</text:p>
          </table:table-cell>
          <table:table-cell table:style-name="ce2" office:value-type="float" office:value="0.004467" calcext:value-type="float">
            <text:p>0,004467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0]" office:value-type="float" office:value="0.426401432711221" calcext:value-type="float">
            <text:p>0,4264014327</text:p>
          </table:table-cell>
          <table:table-cell table:style-name="ce4" table:formula="of:=[.E50]" office:value-type="float" office:value="0.035" calcext:value-type="float">
            <text:p>0,035</text:p>
          </table:table-cell>
          <table:table-cell table:style-name="ce4" table:formula="of:=[.P50]" office:value-type="float" office:value="0.0038763766610111" calcext:value-type="float">
            <text:p>0,0038763767</text:p>
          </table:table-cell>
          <table:table-cell table:style-name="ce4" table:formula="of:=[.F50]" office:value-type="float" office:value="0.001" calcext:value-type="float">
            <text:p>0,001</text:p>
          </table:table-cell>
          <table:table-cell table:style-name="ce2" office:value-type="string" calcext:value-type="string">
            <text:p>Y-Achsenabschnitt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1]" office:value-type="float" office:value="0.392232270276368" calcext:value-type="float">
            <text:p>0,3922322703</text:p>
          </table:table-cell>
          <table:table-cell table:style-name="ce4" table:formula="of:=[.E51]" office:value-type="float" office:value="0.033" calcext:value-type="float">
            <text:p>0,033</text:p>
          </table:table-cell>
          <table:table-cell table:style-name="ce4" table:formula="of:=[.P51]" office:value-type="float" office:value="0.00301717130981822" calcext:value-type="float">
            <text:p>0,0030171713</text:p>
          </table:table-cell>
          <table:table-cell table:style-name="ce4" table:formula="of:=[.F51]" office:value-type="float" office:value="0.001" calcext:value-type="float">
            <text:p>0,001</text:p>
          </table:table-cell>
          <table:table-cell table:style-name="ce2" office:value-type="float" office:value="0.00309491" calcext:value-type="float">
            <text:p>0,00309491</text:p>
          </table:table-cell>
          <table:table-cell table:style-name="ce2" office:value-type="float" office:value="0.001654" calcext:value-type="float">
            <text:p>0,001654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2]" office:value-type="float" office:value="0.365148371670111" calcext:value-type="float">
            <text:p>0,3651483717</text:p>
          </table:table-cell>
          <table:table-cell table:style-name="ce4" table:formula="of:=[.E52]" office:value-type="float" office:value="0.031" calcext:value-type="float">
            <text:p>0,031</text:p>
          </table:table-cell>
          <table:table-cell table:style-name="ce4" table:formula="of:=[.P52]" office:value-type="float" office:value="0.00243432247780074" calcext:value-type="float">
            <text:p>0,0024343225</text:p>
          </table:table-cell>
          <table:table-cell table:style-name="ce4" table:formula="of:=[.F52]" office:value-type="float" office:value="0.001" calcext:value-type="float">
            <text:p>0,001</text:p>
          </table:table-cell>
          <table:table-cell table:style-name="ce2" office:value-type="string" calcext:value-type="string">
            <text:p>Reduziertes Chi^2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3]" office:value-type="float" office:value="0.342997170285018" calcext:value-type="float">
            <text:p>0,3429971703</text:p>
          </table:table-cell>
          <table:table-cell table:style-name="ce4" table:formula="of:=[.E53]" office:value-type="float" office:value="0.03" calcext:value-type="float">
            <text:p>0,03</text:p>
          </table:table-cell>
          <table:table-cell table:style-name="ce4" table:formula="of:=[.P53]" office:value-type="float" office:value="0.00201763041344128" calcext:value-type="float">
            <text:p>0,0020176304</text:p>
          </table:table-cell>
          <table:table-cell table:style-name="ce4" table:formula="of:=[.F53]" office:value-type="float" office:value="0.001" calcext:value-type="float">
            <text:p>0,001</text:p>
          </table:table-cell>
          <table:table-cell table:style-name="ce2" office:value-type="float" office:value="0.519904" calcext:value-type="float">
            <text:p>0,51990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4]" office:value-type="float" office:value="0.324442842261525" calcext:value-type="float">
            <text:p>0,3244428423</text:p>
          </table:table-cell>
          <table:table-cell table:style-name="ce4" table:formula="of:=[.E54]" office:value-type="float" office:value="0.029" calcext:value-type="float">
            <text:p>0,029</text:p>
          </table:table-cell>
          <table:table-cell table:style-name="ce4" table:formula="of:=[.P54]" office:value-type="float" office:value="0.00170759390663961" calcext:value-type="float">
            <text:p>0,0017075939</text:p>
          </table:table-cell>
          <table:table-cell table:style-name="ce4" table:formula="of:=[.F54]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table:formula="of:=[.N55]" office:value-type="float" office:value="0.308606699924184" calcext:value-type="float">
            <text:p>0,3086066999</text:p>
          </table:table-cell>
          <table:table-cell table:style-name="ce4" table:formula="of:=[.E55]" office:value-type="float" office:value="0.027" calcext:value-type="float">
            <text:p>0,027</text:p>
          </table:table-cell>
          <table:table-cell table:style-name="ce4" table:formula="of:=[.P55]" office:value-type="float" office:value="0.00146955571392468" calcext:value-type="float">
            <text:p>0,0014695557</text:p>
          </table:table-cell>
          <table:table-cell table:style-name="ce4" table:formula="of:=[.F55]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table:formula="of:=[.N56]" office:value-type="float" office:value="0.294883912309794" calcext:value-type="float">
            <text:p>0,2948839123</text:p>
          </table:table-cell>
          <table:table-cell table:style-name="ce4" table:formula="of:=[.E56]" office:value-type="float" office:value="0.025" calcext:value-type="float">
            <text:p>0,025</text:p>
          </table:table-cell>
          <table:table-cell table:style-name="ce4" table:formula="of:=[.P56]" office:value-type="float" office:value="0.00128210396656432" calcext:value-type="float">
            <text:p>0,001282104</text:p>
          </table:table-cell>
          <table:table-cell table:style-name="ce4" table:formula="of:=[.F56]" office:value-type="float" office:value="0.001" calcext:value-type="float">
            <text:p>0,001</text:p>
          </table:table-cell>
          <table:table-cell table:number-columns-repeated="4"/>
        </table:table-row>
      </table:table>
      <table:table table:name="LaTex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Helmholzspule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terialeigenschaften</text:p>
          </table:table-cell>
          <table:table-cell table:number-columns-repeated="7"/>
          <table:table-cell office:value-type="string" calcext:value-type="string">
            <text:p>Ableseungenauigkeit+Schwankung</text:p>
          </table:table-cell>
          <table:table-cell table:number-columns-repeated="2"/>
          <table:table-cell office:value-type="string" calcext:value-type="string">
            <text:p>Ableseungenauigkeit+Schwanku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$\mu_0$/(tm/A)</text:p>
          </table:table-cell>
          <table:table-cell office:value-type="string" calcext:value-type="string">
            <text:p>Windungsanzahl</text:p>
          </table:table-cell>
          <table:table-cell office:value-type="string" calcext:value-type="string">
            <text:p>Spulenradius/m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.256*10^-6" office:value-type="float" office:value="0.000001256" calcext:value-type="float">
            <text:p>0,000001256</text:p>
          </table:table-cell>
          <table:table-cell office:value-type="float" office:value="154" calcext:value-type="float">
            <text:p>154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Ableseungenauigkeit+Schwankung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^</text:p>
          </table:table-cell>
          <table:table-cell table:number-columns-repeated="1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2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office:value-type="string" calcext:value-type="string">
            <text:p>Tabellen Da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/>
          <table:table-cell office:value-type="string" calcext:value-type="string">
            <text:p>Hilfsterm U</text:p>
          </table:table-cell>
          <table:table-cell office:value-type="string" calcext:value-type="string">
            <text:p>Hilfsterm B</text:p>
          </table:table-cell>
          <table:table-cell office:value-type="string" calcext:value-type="string">
            <text:p>Hilfsterm r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2]/100)*1.5" office:value-type="float" office:value="0.225" calcext:value-type="float">
            <text:p>0,225</text:p>
          </table:table-cell>
          <table:table-cell table:formula="of:=[.A12] + [.$C$17]" office:value-type="float" office:value="66.2" calcext:value-type="float">
            <text:p>66,2</text:p>
          </table:table-cell>
          <table:table-cell table:formula="of:=SQRT([.$D$10]^2+[.B12]^2)" office:value-type="float" office:value="0.301039864469807" calcext:value-type="float">
            <text:p>0,3010398645</text:p>
          </table:table-cell>
          <table:table-cell office:value-type="float" office:value="0.02" calcext:value-type="float">
            <text:p>0,02</text:p>
          </table:table-cell>
          <table:table-cell table:formula="of:=[.E12]/100" office:value-type="float" office:value="0.0002" calcext:value-type="float">
            <text:p>0,0002</text:p>
          </table:table-cell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10]" office:value-type="float" office:value="0.00103802210995181" calcext:value-type="float">
            <text:p>0,0010380221</text:p>
          </table:table-cell>
          <table:table-cell table:formula="of:=(((8/SQRT(125))*(1.256*10^-6)*154)/0.2)*[.$B$17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2])/([.E12]^2*[.I12]^2)" office:value-type="float" office:value="307195454704.468" calcext:value-type="float">
            <text:p>307195454704,468</text:p>
          </table:table-cell>
          <table:table-cell table:style-name="ce2" table:formula="of:=SQRT([.P12]+[.Q12]+[.R12])" office:value-type="float" office:value="7515038741.80226" calcext:value-type="float">
            <text:p>7515038741,80226</text:p>
          </table:table-cell>
          <table:table-cell table:formula="of:=[.M12]^2" office:value-type="float" office:value="5.64758072907889E+019" calcext:value-type="float">
            <text:p>56475807290788900000</text:p>
          </table:table-cell>
          <table:table-cell/>
          <table:table-cell table:formula="of:=((2*[.D12])/([.I12]^2*[.E12]^2))^2" office:value-type="float" office:value="1.951468798162E+018" calcext:value-type="float">
            <text:p>1951468798162000000</text:p>
          </table:table-cell>
          <table:table-cell table:formula="of:=((4*[.C12]*[.F12])/([.E12]^3*[.I12]^2))^2" office:value-type="float" office:value="3.7747618956434E+019" calcext:value-type="float">
            <text:p>37747618956434000000</text:p>
          </table:table-cell>
          <table:table-cell table:formula="of:=((4*[.C12]*[.J12])/([.I12]^3*[.E12]^2))^2" office:value-type="float" office:value="1.67767195361929E+019" calcext:value-type="float">
            <text:p>16776719536192900000</text:p>
          </table:table-cell>
          <table:table-cell/>
          <table:table-cell office:value-type="string" calcext:value-type="string">
            <text:p>Messung 1.</text:p>
          </table:table-cell>
          <table:table-cell table:number-columns-repeated="3"/>
          <table:table-cell table:formula="of:=SQRT(2*[.$L$42]*10^11*[.C12])" office:value-type="float" office:value="4868312.66977265" calcext:value-type="float">
            <text:p>4868312,66977265</text:p>
          </table:table-cell>
          <table:table-cell/>
          <table:table-cell table:formula="of:=((300000000-[.X12])/300000000)*100" office:value-type="float" office:value="98.3772291100758" calcext:value-type="float">
            <text:p>98,3772291101</text:p>
          </table:table-cell>
          <table:table-cell table:formula="of:=100-[.Z12]" office:value-type="float" office:value="1.62277088992421" calcext:value-type="float">
            <text:p>1,62277088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3]/100)*1.5" office:value-type="float" office:value="0.54" calcext:value-type="float">
            <text:p>0,54</text:p>
          </table:table-cell>
          <table:table-cell table:formula="of:=[.A13] + [.$C$17]" office:value-type="float" office:value="87.2" calcext:value-type="float">
            <text:p>87,2</text:p>
          </table:table-cell>
          <table:table-cell table:formula="of:=SQRT([.$D$10]^2+[.B13]^2)" office:value-type="float" office:value="0.575847201955519" calcext:value-type="float">
            <text:p>0,575847202</text:p>
          </table:table-cell>
          <table:table-cell office:value-type="float" office:value="0.03" calcext:value-type="float">
            <text:p>0,03</text:p>
          </table:table-cell>
          <table:table-cell table:formula="of:=[.E13]/100" office:value-type="float" office:value="0.0003" calcext:value-type="float">
            <text:p>0,0003</text:p>
          </table:table-cell>
          <table:table-cell table:number-columns-repeated="2"/>
          <table:table-cell table:formula="of:=(((8/SQRT(125))*(1.256*10^-6)*154)/0.2)*[.$A$10]" office:value-type="float" office:value="0.00103802210995181" calcext:value-type="float">
            <text:p>0,0010380221</text:p>
          </table:table-cell>
          <table:table-cell table:formula="of:=(((8/SQRT(125))*(1.256*10^-6)*154)/0.2)*[.$B$17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3])/([.E13]^2*[.I13]^2)" office:value-type="float" office:value="179841850622.556" calcext:value-type="float">
            <text:p>179841850622,556</text:p>
          </table:table-cell>
          <table:table-cell table:style-name="ce2" table:formula="of:=SQRT([.P13]+[.Q13]+[.R13])" office:value-type="float" office:value="4483033221.13556" calcext:value-type="float">
            <text:p>4483033221,13556</text:p>
          </table:table-cell>
          <table:table-cell table:formula="of:=[.M13]^2" office:value-type="float" office:value="2.00975868618051E+019" calcext:value-type="float">
            <text:p>20097586861805100000</text:p>
          </table:table-cell>
          <table:table-cell/>
          <table:table-cell table:formula="of:=((2*[.D13])/([.I13]^2*[.E13]^2))^2" office:value-type="float" office:value="1.41046748138317E+018" calcext:value-type="float">
            <text:p>1410467481383170000</text:p>
          </table:table-cell>
          <table:table-cell table:formula="of:=((4*[.C13]*[.F13])/([.E13]^3*[.I13]^2))^2" office:value-type="float" office:value="1.29372364941382E+019" calcext:value-type="float">
            <text:p>12937236494138200000</text:p>
          </table:table-cell>
          <table:table-cell table:formula="of:=((4*[.C13]*[.J13])/([.I13]^3*[.E13]^2))^2" office:value-type="float" office:value="5.74988288628366E+018" calcext:value-type="float">
            <text:p>5749882886283660000</text:p>
          </table:table-cell>
          <table:table-cell/>
          <table:table-cell office:value-type="string" calcext:value-type="string">
            <text:p>e/m/(As/kg)$\cdot 10^{11}$</text:p>
          </table:table-cell>
          <table:table-cell table:style-name="ce5" office:value-type="string" calcext:value-type="string">
            <text:p>Fehler/(As/kg)$\cdot 10^{11}$</text:p>
          </table:table-cell>
          <table:table-cell table:number-columns-repeated="2"/>
          <table:table-cell table:formula="of:=SQRT(2*[.$L$42]*10^11*[.C13])" office:value-type="float" office:value="5587373.59388275" calcext:value-type="float">
            <text:p>5587373,59388275</text:p>
          </table:table-cell>
          <table:table-cell/>
          <table:table-cell table:formula="of:=((300000000-[.X13])/300000000)*100" office:value-type="float" office:value="98.1375421353724" calcext:value-type="float">
            <text:p>98,1375421354</text:p>
          </table:table-cell>
          <table:table-cell table:formula="of:=100-[.Z13]" office:value-type="float" office:value="1.86245786462757" calcext:value-type="float">
            <text:p>1,86245786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4]/100)*1.5" office:value-type="float" office:value="1.575" calcext:value-type="float">
            <text:p>1,575</text:p>
          </table:table-cell>
          <table:table-cell table:formula="of:=[.A14] + [.$C$17]" office:value-type="float" office:value="156.2" calcext:value-type="float">
            <text:p>156,2</text:p>
          </table:table-cell>
          <table:table-cell table:formula="of:=SQRT([.$D$10]^2+[.B14]^2)" office:value-type="float" office:value="1.58764763093074" calcext:value-type="float">
            <text:p>1,5876476309</text:p>
          </table:table-cell>
          <table:table-cell office:value-type="float" office:value="0.04" calcext:value-type="float">
            <text:p>0,04</text:p>
          </table:table-cell>
          <table:table-cell table:formula="of:=[.E14]/100" office:value-type="float" office:value="0.0004" calcext:value-type="float">
            <text:p>0,0004</text:p>
          </table:table-cell>
          <table:table-cell table:number-columns-repeated="2"/>
          <table:table-cell table:formula="of:=(((8/SQRT(125))*(1.256*10^-6)*154)/0.2)*[.$A$10]" office:value-type="float" office:value="0.00103802210995181" calcext:value-type="float">
            <text:p>0,0010380221</text:p>
          </table:table-cell>
          <table:table-cell table:formula="of:=(((8/SQRT(125))*(1.256*10^-6)*154)/0.2)*[.$B$17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4])/([.E14]^2*[.I14]^2)" office:value-type="float" office:value="181208194957.847" calcext:value-type="float">
            <text:p>181208194957,847</text:p>
          </table:table-cell>
          <table:table-cell table:style-name="ce2" table:formula="of:=SQRT([.P14]+[.Q14]+[.R14])" office:value-type="float" office:value="4729112738.26325" calcext:value-type="float">
            <text:p>4729112738,26325</text:p>
          </table:table-cell>
          <table:table-cell table:formula="of:=[.M14]^2" office:value-type="float" office:value="2.23645072912037E+019" calcext:value-type="float">
            <text:p>22364507291203700000</text:p>
          </table:table-cell>
          <table:table-cell/>
          <table:table-cell table:formula="of:=((2*[.D14])/([.I14]^2*[.E14]^2))^2" office:value-type="float" office:value="3.39235933749455E+018" calcext:value-type="float">
            <text:p>3392359337494550000</text:p>
          </table:table-cell>
          <table:table-cell table:formula="of:=((4*[.C14]*[.F14])/([.E14]^3*[.I14]^2))^2" office:value-type="float" office:value="1.31345639679525E+019" calcext:value-type="float">
            <text:p>13134563967952500000</text:p>
          </table:table-cell>
          <table:table-cell table:formula="of:=((4*[.C14]*[.J14])/([.I14]^3*[.E14]^2))^2" office:value-type="float" office:value="5.83758398575666E+018" calcext:value-type="float">
            <text:p>5837583985756660000</text:p>
          </table:table-cell>
          <table:table-cell/>
          <table:table-cell table:formula="of:=[.L22]/10^11" office:value-type="float" office:value="2.93357705885" calcext:value-type="float">
            <text:p>2,9335770589</text:p>
          </table:table-cell>
          <table:table-cell table:formula="of:=[.M22]/10^11" office:value-type="float" office:value="0.0565508741549375" calcext:value-type="float">
            <text:p>0,0565508742</text:p>
          </table:table-cell>
          <table:table-cell table:number-columns-repeated="2"/>
          <table:table-cell table:formula="of:=SQRT(2*[.$L$42]*10^11*[.C14])" office:value-type="float" office:value="7478077.87147743" calcext:value-type="float">
            <text:p>7478077,87147743</text:p>
          </table:table-cell>
          <table:table-cell/>
          <table:table-cell table:formula="of:=((300000000-[.X14])/300000000)*100" office:value-type="float" office:value="97.5073073761742" calcext:value-type="float">
            <text:p>97,5073073762</text:p>
          </table:table-cell>
          <table:table-cell table:formula="of:=100-[.Z14]" office:value-type="float" office:value="2.4926926238258" calcext:value-type="float">
            <text:p>2,49269262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5]/100)*1.5" office:value-type="float" office:value="2.835" calcext:value-type="float">
            <text:p>2,835</text:p>
          </table:table-cell>
          <table:table-cell table:formula="of:=[.A15] + [.$C$17]" office:value-type="float" office:value="240.2" calcext:value-type="float">
            <text:p>240,2</text:p>
          </table:table-cell>
          <table:table-cell table:formula="of:=SQRT([.$D$10]^2+[.B15]^2)" office:value-type="float" office:value="2.8420459179964" calcext:value-type="float">
            <text:p>2,842045918</text:p>
          </table:table-cell>
          <table:table-cell office:value-type="float" office:value="0.05" calcext:value-type="float">
            <text:p>0,05</text:p>
          </table:table-cell>
          <table:table-cell table:formula="of:=[.E15]/100" office:value-type="float" office:value="0.0005" calcext:value-type="float">
            <text:p>0,0005</text:p>
          </table:table-cell>
          <table:table-cell table:number-columns-repeated="2"/>
          <table:table-cell table:formula="of:=(((8/SQRT(125))*(1.256*10^-6)*154)/0.2)*[.$A$10]" office:value-type="float" office:value="0.00103802210995181" calcext:value-type="float">
            <text:p>0,0010380221</text:p>
          </table:table-cell>
          <table:table-cell table:formula="of:=(((8/SQRT(125))*(1.256*10^-6)*154)/0.2)*[.$B$17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5])/([.E15]^2*[.I15]^2)" office:value-type="float" office:value="178340418658.642" calcext:value-type="float">
            <text:p>178340418658,642</text:p>
          </table:table-cell>
          <table:table-cell table:style-name="ce2" table:formula="of:=SQRT([.P15]+[.Q15]+[.R15])" office:value-type="float" office:value="4777972319.42099" calcext:value-type="float">
            <text:p>4777972319,42099</text:p>
          </table:table-cell>
          <table:table-cell table:formula="of:=[.M15]^2" office:value-type="float" office:value="2.28290194851531E+019" calcext:value-type="float">
            <text:p>22829019485153100000</text:p>
          </table:table-cell>
          <table:table-cell/>
          <table:table-cell table:formula="of:=((2*[.D15])/([.I15]^2*[.E15]^2))^2" office:value-type="float" office:value="4.45262108269012E+018" calcext:value-type="float">
            <text:p>4452621082690120000</text:p>
          </table:table-cell>
          <table:table-cell table:formula="of:=((4*[.C15]*[.F15])/([.E15]^3*[.I15]^2))^2" office:value-type="float" office:value="1.27221219709359E+019" calcext:value-type="float">
            <text:p>12722121970935900000</text:p>
          </table:table-cell>
          <table:table-cell table:formula="of:=((4*[.C15]*[.J15])/([.I15]^3*[.E15]^2))^2" office:value-type="float" office:value="5.65427643152709E+018" calcext:value-type="float">
            <text:p>5654276431527090000</text:p>
          </table:table-cell>
          <table:table-cell/>
          <table:table-cell table:formula="of:=[.L23]/10^11" office:value-type="float" office:value="1.86579996846398" calcext:value-type="float">
            <text:p>1,8657999685</text:p>
          </table:table-cell>
          <table:table-cell table:formula="of:=[.M23]/10^11" office:value-type="float" office:value="0.0337787512342942" calcext:value-type="float">
            <text:p>0,0337787512</text:p>
          </table:table-cell>
          <table:table-cell table:number-columns-repeated="2"/>
          <table:table-cell table:formula="of:=SQRT(2*[.$L$42]*10^11*[.C15])" office:value-type="float" office:value="9273335.44953906" calcext:value-type="float">
            <text:p>9273335,44953906</text:p>
          </table:table-cell>
          <table:table-cell/>
          <table:table-cell table:formula="of:=((300000000-[.X15])/300000000)*100" office:value-type="float" office:value="96.908888183487" calcext:value-type="float">
            <text:p>96,9088881835</text:p>
          </table:table-cell>
          <table:table-cell table:formula="of:=100-[.Z15]" office:value-type="float" office:value="3.09111181651302" calcext:value-type="float">
            <text:p>3,0911118165</text:p>
          </table:table-cell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7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6"/>
          <table:table-cell table:formula="of:=[.L24]/10^11" office:value-type="float" office:value="1.77206840808611" calcext:value-type="float">
            <text:p>1,7720684081</text:p>
          </table:table-cell>
          <table:table-cell table:formula="of:=[.M24]/10^11" office:value-type="float" office:value="0.0357383938613107" calcext:value-type="float">
            <text:p>0,0357383939</text:p>
          </table:table-cell>
          <table:table-cell table:number-columns-repeated="4"/>
          <table:table-cell table:formula="of:=((300000000-[.X19])/300000000)*100" office:value-type="float" office:value="98.2027593686059" calcext:value-type="float">
            <text:p>98,2027593686</text:p>
          </table:table-cell>
          <table:table-cell table:formula="of:=100-[.Z16]" office:value-type="float" office:value="1.79724063139409" calcext:value-type="float">
            <text:p>1,797240631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table:style-name="ce3" table:formula="of:=AVERAGE([.L13:.L15])" office:value-type="float" office:value="179796821413.015" calcext:value-type="float">
            <text:p>179796821413,015</text:p>
          </table:table-cell>
          <table:table-cell table:style-name="ce3" table:formula="of:=SQRT(SUM([.N13:.N15]))/4" office:value-type="float" office:value="2020072920.06628" calcext:value-type="float">
            <text:p>2020072920,06628</text:p>
          </table:table-cell>
          <table:table-cell table:number-columns-repeated="6"/>
          <table:table-cell table:formula="of:=[.L25]/10^11" office:value-type="float" office:value="1.79309478552762" calcext:value-type="float">
            <text:p>1,7930947855</text:p>
          </table:table-cell>
          <table:table-cell table:formula="of:=[.M25]/10^11" office:value-type="float" office:value="0.0361641957318282" calcext:value-type="float">
            <text:p>0,0361641957</text:p>
          </table:table-cell>
          <table:table-cell table:number-columns-repeated="4"/>
          <table:table-cell table:formula="of:=((300000000-[.X20])/300000000)*100" office:value-type="float" office:value="97.8500355550971" calcext:value-type="float">
            <text:p>97,8500355551</text:p>
          </table:table-cell>
          <table:table-cell table:formula="of:=100-[.Z17]" office:value-type="float" office:value="2.14996444490289" calcext:value-type="float">
            <text:p>2,1499644449</text:p>
          </table:table-cell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13"/>
          <table:table-cell office:value-type="string" calcext:value-type="string">
            <text:p>Messung 2.</text:p>
          </table:table-cell>
          <table:table-cell table:number-columns-repeated="5"/>
          <table:table-cell table:formula="of:=((300000000-[.X21])/300000000)*100" office:value-type="float" office:value="97.2063132030586" calcext:value-type="float">
            <text:p>97,2063132031</text:p>
          </table:table-cell>
          <table:table-cell table:formula="of:=100-[.Z18]" office:value-type="float" office:value="2.79368679694137" calcext:value-type="float">
            <text:p>2,7936867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19]/100)*1.5" office:value-type="float" office:value="0.45" calcext:value-type="float">
            <text:p>0,45</text:p>
          </table:table-cell>
          <table:table-cell table:formula="of:=[.A19] + [.$C$17]" office:value-type="float" office:value="81.2" calcext:value-type="float">
            <text:p>81,2</text:p>
          </table:table-cell>
          <table:table-cell table:formula="of:=SQRT([.$D$17]^2+[.B19]^2)" office:value-type="float" office:value="0.492442890089805" calcext:value-type="float">
            <text:p>0,4924428901</text:p>
          </table:table-cell>
          <table:table-cell office:value-type="float" office:value="0.02" calcext:value-type="float">
            <text:p>0,02</text:p>
          </table:table-cell>
          <table:table-cell table:formula="of:=[.E19]/100" office:value-type="float" office:value="0.0002" calcext:value-type="float">
            <text:p>0,0002</text:p>
          </table:table-cell>
          <table:table-cell table:number-columns-repeated="13"/>
          <table:table-cell office:value-type="string" calcext:value-type="string">
            <text:p>e/m/(As/kg)$\cdot 10^{11}$</text:p>
          </table:table-cell>
          <table:table-cell table:style-name="ce5" office:value-type="string" calcext:value-type="string">
            <text:p>Fehler/(As/kg)$\cdot 10^{11}$</text:p>
          </table:table-cell>
          <table:table-cell table:number-columns-repeated="2"/>
          <table:table-cell table:formula="of:=SQRT(2*[.$L$42]*10^11*[.C19])" office:value-type="float" office:value="5391721.89418224" calcext:value-type="float">
            <text:p>5391721,89418224</text:p>
          </table:table-cell>
          <table:table-cell/>
          <table:table-cell table:formula="of:=((300000000-[.X22])/300000000)*100" office:value-type="float" office:value="96.4872348902023" calcext:value-type="float">
            <text:p>96,4872348902</text:p>
          </table:table-cell>
          <table:table-cell table:formula="of:=100-[.Z19]" office:value-type="float" office:value="3.51276510979771" calcext:value-type="float">
            <text:p>3,51276510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20]/100)*1.5" office:value-type="float" office:value="0.975" calcext:value-type="float">
            <text:p>0,975</text:p>
          </table:table-cell>
          <table:table-cell table:formula="of:=[.A20] + [.$C$17]" office:value-type="float" office:value="116.2" calcext:value-type="float">
            <text:p>116,2</text:p>
          </table:table-cell>
          <table:table-cell table:formula="of:=SQRT([.$D$17]^2+[.B20]^2)" office:value-type="float" office:value="0.995301461869719" calcext:value-type="float">
            <text:p>0,9953014619</text:p>
          </table:table-cell>
          <table:table-cell office:value-type="float" office:value="0.03" calcext:value-type="float">
            <text:p>0,03</text:p>
          </table:table-cell>
          <table:table-cell table:formula="of:=[.E20]/100" office:value-type="float" office:value="0.0003" calcext:value-type="float">
            <text:p>0,0003</text:p>
          </table:table-cell>
          <table:table-cell table:number-columns-repeated="13"/>
          <table:table-cell table:formula="of:=[.L12]/10^11" office:value-type="float" office:value="3.07195454704468" calcext:value-type="float">
            <text:p>3,071954547</text:p>
          </table:table-cell>
          <table:table-cell table:formula="of:=[.M12]/10^11" office:value-type="float" office:value="0.0751503874180226" calcext:value-type="float">
            <text:p>0,0751503874</text:p>
          </table:table-cell>
          <table:table-cell table:number-columns-repeated="2"/>
          <table:table-cell table:formula="of:=SQRT(2*[.$L$42]*10^11*[.C20])" office:value-type="float" office:value="6449893.3347087" calcext:value-type="float">
            <text:p>6449893,3347087</text:p>
          </table:table-cell>
          <table:table-cell/>
          <table:table-cell table:formula="of:=((300000000-[.X26])/300000000)*100" office:value-type="float" office:value="98.0437887606186" calcext:value-type="float">
            <text:p>98,0437887606</text:p>
          </table:table-cell>
          <table:table-cell table:formula="of:=100-[.Z20]" office:value-type="float" office:value="1.95621123938142" calcext:value-type="float">
            <text:p>1,9562112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21]/100)*1.5" office:value-type="float" office:value="2.175" calcext:value-type="float">
            <text:p>2,175</text:p>
          </table:table-cell>
          <table:table-cell table:formula="of:=[.A21] + [.$C$17]" office:value-type="float" office:value="196.2" calcext:value-type="float">
            <text:p>196,2</text:p>
          </table:table-cell>
          <table:table-cell table:formula="of:=SQRT([.$D$17]^2+[.B21]^2)" office:value-type="float" office:value="2.18417604601827" calcext:value-type="float">
            <text:p>2,184176046</text:p>
          </table:table-cell>
          <table:table-cell office:value-type="float" office:value="0.04" calcext:value-type="float">
            <text:p>0,04</text:p>
          </table:table-cell>
          <table:table-cell table:formula="of:=[.E21]/100" office:value-type="float" office:value="0.0004" calcext:value-type="float">
            <text:p>0,0004</text:p>
          </table:table-cell>
          <table:table-cell table:number-columns-repeated="2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/>
          <table:table-cell office:value-type="string" calcext:value-type="string">
            <text:p>Hilfsterm U</text:p>
          </table:table-cell>
          <table:table-cell office:value-type="string" calcext:value-type="string">
            <text:p>Hilfsterm B</text:p>
          </table:table-cell>
          <table:table-cell office:value-type="string" calcext:value-type="string">
            <text:p>Hilfsterm r</text:p>
          </table:table-cell>
          <table:table-cell/>
          <table:table-cell table:formula="of:=[.L13]/10^11" office:value-type="float" office:value="1.79841850622556" calcext:value-type="float">
            <text:p>1,7984185062</text:p>
          </table:table-cell>
          <table:table-cell table:formula="of:=[.M13]/10^11" office:value-type="float" office:value="0.0448303322113556" calcext:value-type="float">
            <text:p>0,0448303322</text:p>
          </table:table-cell>
          <table:table-cell table:number-columns-repeated="2"/>
          <table:table-cell table:formula="of:=SQRT(2*[.$L$42]*10^11*[.C21])" office:value-type="float" office:value="8381060.39082413" calcext:value-type="float">
            <text:p>8381060,39082413</text:p>
          </table:table-cell>
          <table:table-cell/>
          <table:table-cell table:formula="of:=((300000000-[.X27])/300000000)*100" office:value-type="float" office:value="97.5475277082994" calcext:value-type="float">
            <text:p>97,5475277083</text:p>
          </table:table-cell>
          <table:table-cell table:formula="of:=100-[.Z21]" office:value-type="float" office:value="2.45247229170066" calcext:value-type="float">
            <text:p>2,45247229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22]/100)*1.5" office:value-type="float" office:value="3.885" calcext:value-type="float">
            <text:p>3,885</text:p>
          </table:table-cell>
          <table:table-cell table:formula="of:=[.A22] + [.$C$17]" office:value-type="float" office:value="310.2" calcext:value-type="float">
            <text:p>310,2</text:p>
          </table:table-cell>
          <table:table-cell table:formula="of:=SQRT([.$D$17]^2+[.B22]^2)" office:value-type="float" office:value="3.89014459885491" calcext:value-type="float">
            <text:p>3,8901445989</text:p>
          </table:table-cell>
          <table:table-cell office:value-type="float" office:value="0.05" calcext:value-type="float">
            <text:p>0,05</text:p>
          </table:table-cell>
          <table:table-cell table:formula="of:=[.E22]/100" office:value-type="float" office:value="0.0005" calcext:value-type="float">
            <text:p>0,0005</text:p>
          </table:table-cell>
          <table:table-cell table:number-columns-repeated="2"/>
          <table:table-cell table:formula="of:=(((8/SQRT(125))*(1.256*10^-6)*154)/0.2)*[.$A$17]" office:value-type="float" office:value="0.00117642505794538" calcext:value-type="float">
            <text:p>0,0011764251</text:p>
          </table:table-cell>
          <table:table-cell table:formula="of:=(((8/SQRT(125))*(1.256*10^-6)*154)/0.2)*[.$B$10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19])/([.E19]^2*[.I22]^2)" office:value-type="float" office:value="293357705885" calcext:value-type="float">
            <text:p>293357705885</text:p>
          </table:table-cell>
          <table:table-cell table:style-name="ce2" table:formula="of:=SQRT([.P22]+[.Q22]+[.R22])" office:value-type="float" office:value="5655087415.49375" calcext:value-type="float">
            <text:p>5655087415,49375</text:p>
          </table:table-cell>
          <table:table-cell table:formula="of:=[.M22]^2" office:value-type="float" office:value="3.19800136768758E+019" calcext:value-type="float">
            <text:p>31980013676875800000</text:p>
          </table:table-cell>
          <table:table-cell/>
          <table:table-cell table:formula="of:=((2*[.D12])/([.I22]^2*[.E12]^2))^2" office:value-type="float" office:value="1.18285350878164E+018" calcext:value-type="float">
            <text:p>1182853508781640000</text:p>
          </table:table-cell>
          <table:table-cell table:formula="of:=((4*[.C12]*[.F12])/([.E12]^3*[.I22]^2))^2" office:value-type="float" office:value="2.28801524128001E+019" calcext:value-type="float">
            <text:p>22880152412800100000</text:p>
          </table:table-cell>
          <table:table-cell table:formula="of:=((4*[.C12]*[.J22])/([.I22]^3*[.E12]^2))^2" office:value-type="float" office:value="7.91700775529414E+018" calcext:value-type="float">
            <text:p>7917007755294140000</text:p>
          </table:table-cell>
          <table:table-cell/>
          <table:table-cell table:formula="of:=[.L14]/10^11" office:value-type="float" office:value="1.81208194957847" calcext:value-type="float">
            <text:p>1,8120819496</text:p>
          </table:table-cell>
          <table:table-cell table:formula="of:=[.M14]/10^11" office:value-type="float" office:value="0.0472911273826325" calcext:value-type="float">
            <text:p>0,0472911274</text:p>
          </table:table-cell>
          <table:table-cell table:number-columns-repeated="2"/>
          <table:table-cell table:formula="of:=SQRT(2*[.$L$42]*10^11*[.C22])" office:value-type="float" office:value="10538295.3293931" calcext:value-type="float">
            <text:p>10538295,3293931</text:p>
          </table:table-cell>
          <table:table-cell/>
          <table:table-cell table:formula="of:=((300000000-[.X28])/300000000)*100" office:value-type="float" office:value="96.7154713353136" calcext:value-type="float">
            <text:p>96,7154713353</text:p>
          </table:table-cell>
          <table:table-cell table:formula="of:=100-[.Z22]" office:value-type="float" office:value="3.28452866468636" calcext:value-type="float">
            <text:p>3,2845286647</text:p>
          </table:table-cell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Zylinder 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17]" office:value-type="float" office:value="0.00117642505794538" calcext:value-type="float">
            <text:p>0,0011764251</text:p>
          </table:table-cell>
          <table:table-cell table:formula="of:=(((8/SQRT(125))*(1.256*10^-6)*154)/0.2)*[.$B$10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0])/([.E20]^2*[.I23]^2)" office:value-type="float" office:value="186579996846.398" calcext:value-type="float">
            <text:p>186579996846,398</text:p>
          </table:table-cell>
          <table:table-cell table:style-name="ce2" table:formula="of:=SQRT([.P23]+[.Q23]+[.R23])" office:value-type="float" office:value="3377875123.42942" calcext:value-type="float">
            <text:p>3377875123,42942</text:p>
          </table:table-cell>
          <table:table-cell table:formula="of:=[.M23]^2" office:value-type="float" office:value="1.14100403494833E+019" calcext:value-type="float">
            <text:p>11410040349483300000</text:p>
          </table:table-cell>
          <table:table-cell/>
          <table:table-cell table:formula="of:=((2*[.D13])/([.I23]^2*[.E13]^2))^2" office:value-type="float" office:value="8.54933684283269E+017" calcext:value-type="float">
            <text:p>854933684283269000</text:p>
          </table:table-cell>
          <table:table-cell table:formula="of:=((4*[.C13]*[.F13])/([.E13]^3*[.I23]^2))^2" office:value-type="float" office:value="7.84171163558564E+018" calcext:value-type="float">
            <text:p>7841711635585640000</text:p>
          </table:table-cell>
          <table:table-cell table:formula="of:=((4*[.C13]*[.J23])/([.I23]^3*[.E13]^2))^2" office:value-type="float" office:value="2.71339502961441E+018" calcext:value-type="float">
            <text:p>2713395029614410000</text:p>
          </table:table-cell>
          <table:table-cell/>
          <table:table-cell table:formula="of:=[.L15]/10^11" office:value-type="float" office:value="1.78340418658642" calcext:value-type="float">
            <text:p>1,7834041866</text:p>
          </table:table-cell>
          <table:table-cell table:formula="of:=[.M15]/10^11" office:value-type="float" office:value="0.0477797231942099" calcext:value-type="float">
            <text:p>0,04777972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table:formula="of:=(((8/SQRT(125))*(1.256*10^-6)*154)/0.2)*[.$A$17]" office:value-type="float" office:value="0.00117642505794538" calcext:value-type="float">
            <text:p>0,0011764251</text:p>
          </table:table-cell>
          <table:table-cell table:formula="of:=(((8/SQRT(125))*(1.256*10^-6)*154)/0.2)*[.$B$10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1])/([.E21]^2*[.I24]^2)" office:value-type="float" office:value="177206840808.611" calcext:value-type="float">
            <text:p>177206840808,611</text:p>
          </table:table-cell>
          <table:table-cell table:style-name="ce2" table:formula="of:=SQRT([.P24]+[.Q24]+[.R24])" office:value-type="float" office:value="3573839386.13107" calcext:value-type="float">
            <text:p>3573839386,13107</text:p>
          </table:table-cell>
          <table:table-cell table:formula="of:=[.M24]^2" office:value-type="float" office:value="1.27723279578617E+019" calcext:value-type="float">
            <text:p>12772327957861700000</text:p>
          </table:table-cell>
          <table:table-cell/>
          <table:table-cell table:formula="of:=((2*[.D14])/([.I24]^2*[.E14]^2))^2" office:value-type="float" office:value="2.05622767280877E+018" calcext:value-type="float">
            <text:p>2056227672808770000</text:p>
          </table:table-cell>
          <table:table-cell table:formula="of:=((4*[.C14]*[.F14])/([.E14]^3*[.I24]^2))^2" office:value-type="float" office:value="7.96131872077195E+018" calcext:value-type="float">
            <text:p>7961318720771950000</text:p>
          </table:table-cell>
          <table:table-cell table:formula="of:=((4*[.C14]*[.J24])/([.I24]^3*[.E14]^2))^2" office:value-type="float" office:value="2.75478156428095E+018" calcext:value-type="float">
            <text:p>2754781564280950000</text:p>
          </table:table-cell>
          <table:table-cell/>
          <table:table-cell office:value-type="string" calcext:value-type="string">
            <text:p>Messung 3.</text:p>
          </table:table-cell>
          <table:table-cell table:number-columns-repeated="6"/>
          <table:table-cell table:formula="of:=AVERAGE([.AA12:.AA22])" office:value-type="float" office:value="2.45599112488137" calcext:value-type="float">
            <text:p>2,4559911249</text:p>
          </table:table-cell>
        </table:table-row>
        <table:table-row table:style-name="ro1"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Beschleunigungs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table:formula="of:=(((8/SQRT(125))*(1.256*10^-6)*154)/0.2)*[.$A$17]" office:value-type="float" office:value="0.00117642505794538" calcext:value-type="float">
            <text:p>0,0011764251</text:p>
          </table:table-cell>
          <table:table-cell table:formula="of:=(((8/SQRT(125))*(1.256*10^-6)*154)/0.2)*[.$B$10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2])/([.E22]^2*[.I25]^2)" office:value-type="float" office:value="179309478552.762" calcext:value-type="float">
            <text:p>179309478552,762</text:p>
          </table:table-cell>
          <table:table-cell table:style-name="ce2" table:formula="of:=SQRT([.P25]+[.Q25]+[.R25])" office:value-type="float" office:value="3616419573.18282" calcext:value-type="float">
            <text:p>3616419573,18282</text:p>
          </table:table-cell>
          <table:table-cell table:formula="of:=[.M25]^2" office:value-type="float" office:value="1.30784905292998E+019" calcext:value-type="float">
            <text:p>13078490529299800000</text:p>
          </table:table-cell>
          <table:table-cell/>
          <table:table-cell table:formula="of:=((2*[.D15])/([.I25]^2*[.E15]^2))^2" office:value-type="float" office:value="2.69888940878566E+018" calcext:value-type="float">
            <text:p>2698889408785660000</text:p>
          </table:table-cell>
          <table:table-cell table:formula="of:=((4*[.C15]*[.F15])/([.E15]^3*[.I25]^2))^2" office:value-type="float" office:value="7.71132319750281E+018" calcext:value-type="float">
            <text:p>7711323197502810000</text:p>
          </table:table-cell>
          <table:table-cell table:formula="of:=((4*[.C15]*[.J25])/([.I25]^3*[.E15]^2))^2" office:value-type="float" office:value="2.66827792301135E+018" calcext:value-type="float">
            <text:p>2668277923011350000</text:p>
          </table:table-cell>
          <table:table-cell/>
          <table:table-cell office:value-type="string" calcext:value-type="string">
            <text:p>e/m/(As/kg)$\cdot 10^{11}$</text:p>
          </table:table-cell>
          <table:table-cell table:style-name="ce5" office:value-type="string" calcext:value-type="string">
            <text:p>Fehler/(As/kg)$\cdot 10^{11}$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26]/100)*1.5" office:value-type="float" office:value="0.675" calcext:value-type="float">
            <text:p>0,675</text:p>
          </table:table-cell>
          <table:table-cell table:formula="of:=[.A26] + [.$C$17]" office:value-type="float" office:value="96.2" calcext:value-type="float">
            <text:p>96,2</text:p>
          </table:table-cell>
          <table:table-cell table:formula="of:=SQRT([.$D$24]^2+[.B26]^2)" office:value-type="float" office:value="0.704006392016436" calcext:value-type="float">
            <text:p>0,704006392</text:p>
          </table:table-cell>
          <table:table-cell office:value-type="float" office:value="0.02" calcext:value-type="float">
            <text:p>0,02</text:p>
          </table:table-cell>
          <table:table-cell table:formula="of:=[.E26]/100" office:value-type="float" office:value="0.0002" calcext:value-type="float">
            <text:p>0,0002</text:p>
          </table:table-cell>
          <table:table-cell table:number-columns-repeated="5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6"/>
          <table:table-cell table:formula="of:=[.L34]/10^11" office:value-type="float" office:value="2.51104441732561" calcext:value-type="float">
            <text:p>2,5110444173</text:p>
          </table:table-cell>
          <table:table-cell table:formula="of:=[.M34]/10^11" office:value-type="float" office:value="0.0590792442038123" calcext:value-type="float">
            <text:p>0,0590792442</text:p>
          </table:table-cell>
          <table:table-cell table:number-columns-repeated="2"/>
          <table:table-cell table:formula="of:=SQRT(2*[.$L$42]*10^11*[.C26])" office:value-type="float" office:value="5868633.71814423" calcext:value-type="float">
            <text:p>5868633,7181442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27]/100)*1.5" office:value-type="float" office:value="1.5" calcext:value-type="float">
            <text:p>1,5</text:p>
          </table:table-cell>
          <table:table-cell table:formula="of:=[.A27] + [.$C$17]" office:value-type="float" office:value="151.2" calcext:value-type="float">
            <text:p>151,2</text:p>
          </table:table-cell>
          <table:table-cell table:formula="of:=SQRT([.$D$24]^2+[.B27]^2)" office:value-type="float" office:value="1.51327459504216" calcext:value-type="float">
            <text:p>1,513274595</text:p>
          </table:table-cell>
          <table:table-cell office:value-type="float" office:value="0.03" calcext:value-type="float">
            <text:p>0,03</text:p>
          </table:table-cell>
          <table:table-cell table:formula="of:=[.E27]/100" office:value-type="float" office:value="0.0003" calcext:value-type="float">
            <text:p>0,0003</text:p>
          </table:table-cell>
          <table:table-cell table:number-columns-repeated="5"/>
          <table:table-cell table:style-name="ce3" table:formula="of:=AVERAGE([.L23:.L25])" office:value-type="float" office:value="181032105402.591" calcext:value-type="float">
            <text:p>181032105402,591</text:p>
          </table:table-cell>
          <table:table-cell table:style-name="ce3" table:formula="of:=SQRT(SUM([.N23:.N25]))/4" office:value-type="float" office:value="1526041833.40114" calcext:value-type="float">
            <text:p>1526041833,40114</text:p>
          </table:table-cell>
          <table:table-cell table:number-columns-repeated="6"/>
          <table:table-cell table:formula="of:=[.L35]/10^11" office:value-type="float" office:value="1.75407676553306" calcext:value-type="float">
            <text:p>1,7540767655</text:p>
          </table:table-cell>
          <table:table-cell table:formula="of:=[.M35]/10^11" office:value-type="float" office:value="0.0429719691862733" calcext:value-type="float">
            <text:p>0,0429719692</text:p>
          </table:table-cell>
          <table:table-cell table:number-columns-repeated="2"/>
          <table:table-cell table:formula="of:=SQRT(2*[.$L$42]*10^11*[.C27])" office:value-type="float" office:value="7357416.87510198" calcext:value-type="float">
            <text:p>7357416,8751019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8]/100)*1.5" office:value-type="float" office:value="3.3" calcext:value-type="float">
            <text:p>3,3</text:p>
          </table:table-cell>
          <table:table-cell table:formula="of:=[.A28] + [.$C$17]" office:value-type="float" office:value="271.2" calcext:value-type="float">
            <text:p>271,2</text:p>
          </table:table-cell>
          <table:table-cell table:formula="of:=SQRT([.$D$24]^2+[.B28]^2)" office:value-type="float" office:value="3.30605505096331" calcext:value-type="float">
            <text:p>3,306055051</text:p>
          </table:table-cell>
          <table:table-cell office:value-type="float" office:value="0.04" calcext:value-type="float">
            <text:p>0,04</text:p>
          </table:table-cell>
          <table:table-cell table:formula="of:=[.E28]/100" office:value-type="float" office:value="0.0004" calcext:value-type="float">
            <text:p>0,0004</text:p>
          </table:table-cell>
          <table:table-cell table:number-columns-repeated="13"/>
          <table:table-cell table:formula="of:=[.L36]/10^11" office:value-type="float" office:value="1.76973816522532" calcext:value-type="float">
            <text:p>1,7697381652</text:p>
          </table:table-cell>
          <table:table-cell table:formula="of:=[.M36]/10^11" office:value-type="float" office:value="0.0450712919498715" calcext:value-type="float">
            <text:p>0,0450712919</text:p>
          </table:table-cell>
          <table:table-cell table:number-columns-repeated="2"/>
          <table:table-cell table:formula="of:=SQRT(2*[.$L$42]*10^11*[.C28])" office:value-type="float" office:value="9853585.99405908" calcext:value-type="float">
            <text:p>9853585,99405908</text:p>
          </table:table-cell>
          <table:table-cell table:number-columns-repeated="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essung</text:p>
          </table:table-cell>
          <table:table-cell office:value-type="string" calcext:value-type="string">
            <text:p>Magnetfeld/T$\cdot 10^-6$</text:p>
          </table:table-cell>
          <table:table-cell office:value-type="string" calcext:value-type="string">
            <text:p>Fehler/T$\cdot 10^-6$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I25]/10^-6" office:value-type="float" office:value="1176.42505794538" calcext:value-type="float">
            <text:p>1176,4250579454</text:p>
          </table:table-cell>
          <table:table-cell table:formula="of:=[.J25]/10^-6" office:value-type="float" office:value="6.9201473996787" calcext:value-type="float">
            <text:p>6,9201473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I12]/10^-6" office:value-type="float" office:value="1038.02210995181" calcext:value-type="float">
            <text:p>1038,0221099518</text:p>
          </table:table-cell>
          <table:table-cell table:formula="of:=[.J12]/10^-6" office:value-type="float" office:value="6.9201473996787" calcext:value-type="float">
            <text:p>6,9201473997</text:p>
          </table:table-cell>
          <table:table-cell table:number-columns-repeated="4"/>
          <table:table-cell office:value-type="string" calcext:value-type="string">
            <text:p>B-Feld/T</text:p>
          </table:table-cell>
          <table:table-cell office:value-type="string" calcext:value-type="string">
            <text:p>Fehler/T</text:p>
          </table:table-cell>
          <table:table-cell/>
          <table:table-cell table:style-name="ce2" office:value-type="string" calcext:value-type="string">
            <text:p>e/m/(As/kg)</text:p>
          </table:table-cell>
          <table:table-cell table:style-name="ce2" office:value-type="string" calcext:value-type="string">
            <text:p>Fehler/(As/kg)</text:p>
          </table:table-cell>
          <table:table-cell office:value-type="string" calcext:value-type="string">
            <text:p>Fehler^2</text:p>
          </table:table-cell>
          <table:table-cell/>
          <table:table-cell office:value-type="string" calcext:value-type="string">
            <text:p>Hilfsterm U</text:p>
          </table:table-cell>
          <table:table-cell office:value-type="string" calcext:value-type="string">
            <text:p>Hilfsterm B</text:p>
          </table:table-cell>
          <table:table-cell office:value-type="string" calcext:value-type="string">
            <text:p>Hilfsterm r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I34]/10^-6" office:value-type="float" office:value="1384.02947993574" calcext:value-type="float">
            <text:p>1384,0294799358</text:p>
          </table:table-cell>
          <table:table-cell table:formula="of:=[.J34]/10^-6" office:value-type="float" office:value="6.92014739967871" calcext:value-type="float">
            <text:p>6,9201473997</text:p>
          </table:table-cell>
          <table:table-cell table:number-columns-repeated="2"/>
          <table:table-cell office:value-type="string" calcext:value-type="string">
            <text:p>Ableseungenauigkeit</text:p>
          </table:table-cell>
          <table:table-cell/>
          <table:table-cell table:formula="of:=(((8/SQRT(125))*(1.256*10^-6)*154)/0.2)*[.$A$24]" office:value-type="float" office:value="0.00138402947993574" calcext:value-type="float">
            <text:p>0,0013840295</text:p>
          </table:table-cell>
          <table:table-cell table:formula="of:=(((8/SQRT(125))*(1.256*10^-6)*154)/0.2)*[.$B$2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6])/([.E26]^2*[.I34]^2)" office:value-type="float" office:value="251104441732.561" calcext:value-type="float">
            <text:p>251104441732,561</text:p>
          </table:table-cell>
          <table:table-cell table:style-name="ce2" table:formula="of:=SQRT([.P34]+[.Q34]+[.R34])" office:value-type="float" office:value="5907924420.38123" calcext:value-type="float">
            <text:p>5907924420,38123</text:p>
          </table:table-cell>
          <table:table-cell table:formula="of:=[.M34]^2" office:value-type="float" office:value="3.49035709569369E+019" calcext:value-type="float">
            <text:p>34903570956936900000</text:p>
          </table:table-cell>
          <table:table-cell/>
          <table:table-cell table:formula="of:=((2*[.D26])/([.I34]^2*[.E26]^2))^2" office:value-type="float" office:value="3.37685062802639E+018" calcext:value-type="float">
            <text:p>3376850628026390000</text:p>
          </table:table-cell>
          <table:table-cell table:formula="of:=((4*[.C26]*[.F26])/([.E26]^3*[.I34]^2))^2" office:value-type="float" office:value="2.52213762631284E+019" calcext:value-type="float">
            <text:p>25221376263128400000</text:p>
          </table:table-cell>
          <table:table-cell table:formula="of:=((4*[.C26]*[.J34])/([.I34]^3*[.E26]^2))^2" office:value-type="float" office:value="6.3053440657821E+018" calcext:value-type="float">
            <text:p>6305344065782100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((8/SQRT(125))*(1.256*10^-6)*154)/0.2)*[.$A$24]" office:value-type="float" office:value="0.00138402947993574" calcext:value-type="float">
            <text:p>0,0013840295</text:p>
          </table:table-cell>
          <table:table-cell table:formula="of:=(((8/SQRT(125))*(1.256*10^-6)*154)/0.2)*[.$B$2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7])/([.E27]^2*[.I35]^2)" office:value-type="float" office:value="175407676553.306" calcext:value-type="float">
            <text:p>175407676553,306</text:p>
          </table:table-cell>
          <table:table-cell table:style-name="ce2" table:formula="of:=SQRT([.P35]+[.Q35]+[.R35])" office:value-type="float" office:value="4297196918.62733" calcext:value-type="float">
            <text:p>4297196918,62733</text:p>
          </table:table-cell>
          <table:table-cell table:formula="of:=[.M35]^2" office:value-type="float" office:value="1.84659013574602E+019" calcext:value-type="float">
            <text:p>18465901357460200000</text:p>
          </table:table-cell>
          <table:table-cell/>
          <table:table-cell table:formula="of:=((2*[.D27])/([.I35]^2*[.E27]^2))^2" office:value-type="float" office:value="3.0819748605455E+018" calcext:value-type="float">
            <text:p>3081974860545500000</text:p>
          </table:table-cell>
          <table:table-cell table:formula="of:=((4*[.C27]*[.F27])/([.E27]^3*[.I35]^2))^2" office:value-type="float" office:value="1.23071411975317E+019" calcext:value-type="float">
            <text:p>12307141197531700000</text:p>
          </table:table-cell>
          <table:table-cell table:formula="of:=((4*[.C27]*[.J35])/([.I35]^3*[.E27]^2))^2" office:value-type="float" office:value="3.07678529938294E+018" calcext:value-type="float">
            <text:p>3076785299382940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((8/SQRT(125))*(1.256*10^-6)*154)/0.2)*[.$A$24]" office:value-type="float" office:value="0.00138402947993574" calcext:value-type="float">
            <text:p>0,0013840295</text:p>
          </table:table-cell>
          <table:table-cell table:formula="of:=(((8/SQRT(125))*(1.256*10^-6)*154)/0.2)*[.$B$24]" office:value-type="float" office:value="0.00000692014739967871" calcext:value-type="float">
            <text:p>6,92014739967871E-006</text:p>
          </table:table-cell>
          <table:table-cell/>
          <table:table-cell table:style-name="ce2" table:formula="of:=(2*[.C28])/([.E28]^2*[.I36]^2)" office:value-type="float" office:value="176973816522.532" calcext:value-type="float">
            <text:p>176973816522,532</text:p>
          </table:table-cell>
          <table:table-cell table:style-name="ce2" table:formula="of:=SQRT([.P36]+[.Q36]+[.R36])" office:value-type="float" office:value="4507129194.98715" calcext:value-type="float">
            <text:p>4507129194,98715</text:p>
          </table:table-cell>
          <table:table-cell table:formula="of:=[.M36]^2" office:value-type="float" office:value="2.03142135803056E+019" calcext:value-type="float">
            <text:p>20314213580305600000</text:p>
          </table:table-cell>
          <table:table-cell/>
          <table:table-cell table:formula="of:=((2*[.D28])/([.I36]^2*[.E28]^2))^2" office:value-type="float" office:value="4.65434771303007E+018" calcext:value-type="float">
            <text:p>4654347713030070000</text:p>
          </table:table-cell>
          <table:table-cell table:formula="of:=((4*[.C28]*[.F28])/([.E28]^3*[.I36]^2))^2" office:value-type="float" office:value="1.25278926938204E+019" calcext:value-type="float">
            <text:p>12527892693820400000</text:p>
          </table:table-cell>
          <table:table-cell table:formula="of:=((4*[.C28]*[.J36])/([.I36]^3*[.E28]^2))^2" office:value-type="float" office:value="3.1319731734551E+018" calcext:value-type="float">
            <text:p>313197317345510000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3" table:formula="of:=AVERAGE([.L35:.L36])" office:value-type="float" office:value="176190746537.919" calcext:value-type="float">
            <text:p>176190746537,919</text:p>
          </table:table-cell>
          <table:table-cell table:style-name="ce3" table:formula="of:=SQRT(SUM([.N35:.N36]))/3" office:value-type="float" office:value="2075789406.40705" calcext:value-type="float">
            <text:p>2075789406,40705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table:style-name="ce3" office:value-type="string" calcext:value-type="string">
            <text:p>Mittelwert/(As/kg)</text:p>
          </table:table-cell>
          <table:table-cell table:style-name="ce3" office:value-type="string" calcext:value-type="string">
            <text:p>Fehler/(As/kg)</text:p>
          </table:table-cell>
          <table:table-cell office:value-type="string" calcext:value-type="string">
            <text:p>Prozentualer Anteil des Fehler am Messwert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3" table:formula="of:=(([.L27]+[.L17]+[.L38])/3)/10^11" office:value-type="float" office:value="1.79006557784508" calcext:value-type="float">
            <text:p>1,7900655778</text:p>
          </table:table-cell>
          <table:table-cell table:style-name="ce3" table:formula="of:=(SQRT([.M27]^2+[.M17]^2+[.M38]^2))/10^11" office:value-type="float" office:value="0.0327389675149159" calcext:value-type="float">
            <text:p>0,0327389675</text:p>
          </table:table-cell>
          <table:table-cell table:formula="of:=(100/[.L42])*[.M42]" office:value-type="float" office:value="1.82892559468842" calcext:value-type="float">
            <text:p>1,8289255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ssung 2</text:p>
          </table:table-cell>
          <table:table-cell table:number-columns-repeated="12"/>
          <table:table-cell office:value-type="string" calcext:value-type="string">
            <text:p>Prozentuale Abweichung vom Literaturwert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(([.L42]-1.759)/1.759)*100" office:value-type="float" office:value="1.76609311228449" calcext:value-type="float">
            <text:p>1,7660931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erialeigenschaften und Einstellunge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laskolbendurchmesser</text:p>
          </table:table-cell>
          <table:table-cell table:number-columns-repeated="3"/>
          <table:table-cell office:value-type="string" calcext:value-type="string">
            <text:p>Gitterkonstante_1/nm</text:p>
          </table:table-cell>
          <table:table-cell office:value-type="string" calcext:value-type="string">
            <text:p>Gitterkonstante_2/nm</text:p>
          </table:table-cell>
          <table:table-cell table:number-columns-repeated="21"/>
        </table:table-row>
        <table:table-row table:style-name="ro1">
          <table:table-cell office:value-type="float" office:value="0.127" calcext:value-type="float">
            <text:p>0,127</text:p>
          </table:table-cell>
          <table:table-cell table:number-columns-repeated="3"/>
          <table:table-cell office:value-type="float" office:value="0.123" calcext:value-type="float">
            <text:p>0,123</text:p>
          </table:table-cell>
          <table:table-cell office:value-type="float" office:value="0.213" calcext:value-type="float">
            <text:p>0,2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ehneltzylinderspannung/V</text:p>
          </table:table-cell>
          <table:table-cell table:number-columns-repeated="26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rbeschleunigungsspannung/V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Plotdaten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Kreis_1</text:p>
          </table:table-cell>
          <table:table-cell table:number-columns-repeated="6"/>
          <table:table-cell office:value-type="string" calcext:value-type="string">
            <text:p>Gitterkonstante</text:p>
          </table:table-cell>
          <table:table-cell/>
          <table:table-cell office:value-type="string" calcext:value-type="string">
            <text:p>Hilfsterm 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Winkel_1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Winkel_2/Grad</text:p>
          </table:table-cell>
          <table:table-cell office:value-type="string" calcext:value-type="string">
            <text:p>Fehler/Grad</text:p>
          </table:table-cell>
          <table:table-cell table:number-columns-repeated="2"/>
          <table:table-cell table:style-name="ce4" office:value-type="string" calcext:value-type="string">
            <text:p>U_A^(-0,5)</text:p>
          </table:table-cell>
          <table:table-cell table:style-name="ce4" office:value-type="string" calcext:value-type="string">
            <text:p>Durchmesser</text:p>
          </table:table-cell>
          <table:table-cell table:number-columns-repeated="2" table:style-name="ce4" office:value-type="string" calcext:value-type="string">
            <text:p>Fehler</text:p>
          </table:table-cell>
          <table:table-cell table:style-name="ce2" office:value-type="string" calcext:value-type="string">
            <text:p>Steigung</text:p>
          </table:table-cell>
          <table:table-cell table:style-name="ce2" office:value-type="string" calcext:value-type="string">
            <text:p>Fehler</text:p>
          </table:table-cell>
          <table:table-cell/>
          <table:table-cell table:formula="of:=(([.$A$47]*[.W53])/[.R54])" office:value-type="float" office:value="0.0000000059551165607575" calcext:value-type="float">
            <text:p>0,000000006</text:p>
          </table:table-cell>
          <table:table-cell/>
          <table:table-cell table:formula="of:=SQRT([.X53]/[.Y53])" office:value-type="float" office:value="0.00000000245065706959198" calcext:value-type="float">
            <text:p>2,45065706959198E-009</text:p>
          </table:table-cell>
          <table:table-cell table:formula="of:=2*(6.62*10^(-34))^2" office:value-type="float" office:value="8.76488E-067" calcext:value-type="float">
            <text:p>8,76488E-067</text:p>
          </table:table-cell>
          <table:table-cell table:formula="of:=(1.602*10^(-19))*(9.11*10^(-31))" office:value-type="float" office:value="1.459422E-049" calcext:value-type="float">
            <text:p>1,459422E-049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0.25*ASIN([.C57]/[.$A$47])" office:value-type="float" office:value="0.0455268082248344" calcext:value-type="float">
            <text:p>0,0455268082</text:p>
          </table:table-cell>
          <table:table-cell table:formula="of:=(0.25/([.$A$47]*SQRT(1-([.C57]^2/[.$A$47]^2))))*[.D57]" office:value-type="float" office:value="0.00200160192256359" calcext:value-type="float">
            <text:p>0,0020016019</text:p>
          </table:table-cell>
          <table:table-cell table:formula="of:=0.25*ASIN([.E57]/[.$A$47])" office:value-type="float" office:value="0.080103793121177" calcext:value-type="float">
            <text:p>0,0801037931</text:p>
          </table:table-cell>
          <table:table-cell table:formula="of:=(0.25/([.$A$47]*SQRT(1-([.E57]^2/[.$A$47]^2))))*[.F57]" office:value-type="float" office:value="0.00207406396837137" calcext:value-type="float">
            <text:p>0,002074064</text:p>
          </table:table-cell>
          <table:table-cell table:number-columns-repeated="2"/>
          <table:table-cell table:style-name="ce4" table:formula="of:=1/SQRT([.A57])" office:value-type="float" office:value="0.471404520791032" calcext:value-type="float">
            <text:p>0,4714045208</text:p>
          </table:table-cell>
          <table:table-cell table:style-name="ce4" table:formula="of:=[.C57]" office:value-type="float" office:value="0.023" calcext:value-type="float">
            <text:p>0,023</text:p>
          </table:table-cell>
          <table:table-cell table:style-name="ce4" table:formula="of:=(1/(2*[.A57]^(3/2)))*[.B57]" office:value-type="float" office:value="0.00523782800878924" calcext:value-type="float">
            <text:p>0,005237828</text:p>
          </table:table-cell>
          <table:table-cell table:style-name="ce4" table:formula="of:=[.D57]" office:value-type="float" office:value="0.001" calcext:value-type="float">
            <text:p>0,001</text:p>
          </table:table-cell>
          <table:table-cell table:style-name="ce2" office:value-type="float" office:value="0.0522632" calcext:value-type="float">
            <text:p>0,0522632</text:p>
          </table:table-cell>
          <table:table-cell table:style-name="ce2" office:value-type="float" office:value="0.002309" calcext:value-type="float">
            <text:p>0,0023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leseungenauigkeit + Schwankung</text:p>
          </table:table-cell>
          <table:table-cell/>
          <table:table-cell office:value-type="string" calcext:value-type="string">
            <text:p>Ableseungenauigkeit</text:p>
          </table:table-cell>
          <table:table-cell table:number-columns-repeated="3"/>
          <table:table-cell table:formula="of:=0.25*ASIN([.C58]/[.$A$47])" office:value-type="float" office:value="0.0415293192310892" calcext:value-type="float">
            <text:p>0,0415293192</text:p>
          </table:table-cell>
          <table:table-cell table:formula="of:=(0.25/([.$A$47]*SQRT(1-([.C58]^2/[.$A$47]^2))))*[.D58]" office:value-type="float" office:value="0.00199598015194431" calcext:value-type="float">
            <text:p>0,0019959802</text:p>
          </table:table-cell>
          <table:table-cell table:formula="of:=0.25*ASIN([.E58]/[.$A$47])" office:value-type="float" office:value="0.0698009974556643" calcext:value-type="float">
            <text:p>0,0698009975</text:p>
          </table:table-cell>
          <table:table-cell table:formula="of:=(0.25/([.$A$47]*SQRT(1-([.E58]^2/[.$A$47]^2))))*[.F58]" office:value-type="float" office:value="0.00204780494659579" calcext:value-type="float">
            <text:p>0,0020478049</text:p>
          </table:table-cell>
          <table:table-cell table:number-columns-repeated="2"/>
          <table:table-cell table:style-name="ce4" table:formula="of:=1/SQRT([.A58])" office:value-type="float" office:value="0.426401432711221" calcext:value-type="float">
            <text:p>0,4264014327</text:p>
          </table:table-cell>
          <table:table-cell table:style-name="ce4" table:formula="of:=[.C58]" office:value-type="float" office:value="0.021" calcext:value-type="float">
            <text:p>0,021</text:p>
          </table:table-cell>
          <table:table-cell table:style-name="ce4" table:formula="of:=(1/(2*[.A58]^(3/2)))*[.B58]" office:value-type="float" office:value="0.0038763766610111" calcext:value-type="float">
            <text:p>0,0038763767</text:p>
          </table:table-cell>
          <table:table-cell table:style-name="ce4" table:formula="of:=[.D58]" office:value-type="float" office:value="0.001" calcext:value-type="float">
            <text:p>0,001</text:p>
          </table:table-cell>
          <table:table-cell table:style-name="ce2" office:value-type="string" calcext:value-type="string">
            <text:p>Y-Achsenabschnitt</text:p>
          </table:table-cell>
          <table:table-cell table:style-name="ce2" office:value-type="string" calcext:value-type="string">
            <text:p>Feh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nnung/kV</text:p>
          </table:table-cell>
          <table:table-cell office:value-type="string" calcext:value-type="string">
            <text:p>Fehler/kV</text:p>
          </table:table-cell>
          <table:table-cell office:value-type="string" calcext:value-type="string">
            <text:p>Durchmesser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urchmesser_2</text:p>
          </table:table-cell>
          <table:table-cell office:value-type="string" calcext:value-type="string">
            <text:p>Fehler</text:p>
          </table:table-cell>
          <table:table-cell/>
          <table:table-cell table:formula="of:=0.25*ASIN([.C59]/[.$A$47])" office:value-type="float" office:value="0.0375425196754192" calcext:value-type="float">
            <text:p>0,0375425197</text:p>
          </table:table-cell>
          <table:table-cell table:formula="of:=(0.25/([.$A$47]*SQRT(1-([.C59]^2/[.$A$47]^2))))*[.D59]" office:value-type="float" office:value="0.00199091034403124" calcext:value-type="float">
            <text:p>0,0019909103</text:p>
          </table:table-cell>
          <table:table-cell table:formula="of:=0.25*ASIN([.E59]/[.$A$47])" office:value-type="float" office:value="0.0657147793277658" calcext:value-type="float">
            <text:p>0,0657147793</text:p>
          </table:table-cell>
          <table:table-cell table:formula="of:=(0.25/([.$A$47]*SQRT(1-([.E59]^2/[.$A$47]^2))))*[.F59]" office:value-type="float" office:value="0.00203852522829201" calcext:value-type="float">
            <text:p>0,0020385252</text:p>
          </table:table-cell>
          <table:table-cell table:number-columns-repeated="2"/>
          <table:table-cell table:style-name="ce4" table:formula="of:=1/SQRT([.A59])" office:value-type="float" office:value="0.392232270276368" calcext:value-type="float">
            <text:p>0,3922322703</text:p>
          </table:table-cell>
          <table:table-cell table:style-name="ce4" table:formula="of:=[.C59]" office:value-type="float" office:value="0.019" calcext:value-type="float">
            <text:p>0,019</text:p>
          </table:table-cell>
          <table:table-cell table:style-name="ce4" table:formula="of:=(1/(2*[.A59]^(3/2)))*[.B59]" office:value-type="float" office:value="0.00301717130981822" calcext:value-type="float">
            <text:p>0,0030171713</text:p>
          </table:table-cell>
          <table:table-cell table:style-name="ce4" table:formula="of:=[.D59]" office:value-type="float" office:value="0.001" calcext:value-type="float">
            <text:p>0,001</text:p>
          </table:table-cell>
          <table:table-cell table:style-name="ce2" office:value-type="float" office:value="-0.00161604" calcext:value-type="float">
            <text:p>-0,00161604</text:p>
          </table:table-cell>
          <table:table-cell table:style-name="ce2" office:value-type="float" office:value="0.0008549" calcext:value-type="float">
            <text:p>0,0008549</text:p>
          </table:table-cell>
          <table:table-cell table:number-columns-repeated="8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23/1000" office:value-type="float" office:value="0.023" calcext:value-type="float">
            <text:p>0,023</text:p>
          </table:table-cell>
          <table:table-cell office:value-type="float" office:value="0.001" calcext:value-type="float">
            <text:p>0,001</text:p>
          </table:table-cell>
          <table:table-cell table:formula="of:=40/1000" office:value-type="float" office:value="0.04" calcext:value-type="float">
            <text:p>0,0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60]/[.$A$47])" office:value-type="float" office:value="0.0335653179811943" calcext:value-type="float">
            <text:p>0,033565318</text:p>
          </table:table-cell>
          <table:table-cell table:formula="of:=(0.25/([.$A$47]*SQRT(1-([.C60]^2/[.$A$47]^2))))*[.D60]" office:value-type="float" office:value="0.00198638039426165" calcext:value-type="float">
            <text:p>0,0019863804</text:p>
          </table:table-cell>
          <table:table-cell table:formula="of:=0.25*ASIN([.E60]/[.$A$47])" office:value-type="float" office:value="0.0616464565122028" calcext:value-type="float">
            <text:p>0,0616464565</text:p>
          </table:table-cell>
          <table:table-cell table:formula="of:=(0.25/([.$A$47]*SQRT(1-([.E60]^2/[.$A$47]^2))))*[.F60]" office:value-type="float" office:value="0.0020299056326926" calcext:value-type="float">
            <text:p>0,0020299056</text:p>
          </table:table-cell>
          <table:table-cell table:number-columns-repeated="2"/>
          <table:table-cell table:style-name="ce4" table:formula="of:=1/SQRT([.A60])" office:value-type="float" office:value="0.365148371670111" calcext:value-type="float">
            <text:p>0,3651483717</text:p>
          </table:table-cell>
          <table:table-cell table:style-name="ce4" table:formula="of:=[.C60]" office:value-type="float" office:value="0.017" calcext:value-type="float">
            <text:p>0,017</text:p>
          </table:table-cell>
          <table:table-cell table:style-name="ce4" table:formula="of:=(1/(2*[.A60]^(3/2)))*[.B60]" office:value-type="float" office:value="0.00243432247780074" calcext:value-type="float">
            <text:p>0,0024343225</text:p>
          </table:table-cell>
          <table:table-cell table:style-name="ce4" table:formula="of:=[.D60]" office:value-type="float" office:value="0.001" calcext:value-type="float">
            <text:p>0,001</text:p>
          </table:table-cell>
          <table:table-cell table:style-name="ce2" office:value-type="string" calcext:value-type="string">
            <text:p>Reduziertes Chi^2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style-name="ce1" table:formula="of:=21/1000" office:value-type="float" office:value="0.021" calcext:value-type="float">
            <text:p>0,021</text:p>
          </table:table-cell>
          <table:table-cell office:value-type="float" office:value="0.001" calcext:value-type="float">
            <text:p>0,001</text:p>
          </table:table-cell>
          <table:table-cell table:formula="of:=35/1000" office:value-type="float" office:value="0.035" calcext:value-type="float">
            <text:p>0,03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61]/[.$A$47])" office:value-type="float" office:value="0.0315799815176073" calcext:value-type="float">
            <text:p>0,0315799815</text:p>
          </table:table-cell>
          <table:table-cell table:formula="of:=(0.25/([.$A$47]*SQRT(1-([.C61]^2/[.$A$47]^2))))*[.D61]" office:value-type="float" office:value="0.00198431447545593" calcext:value-type="float">
            <text:p>0,0019843145</text:p>
          </table:table-cell>
          <table:table-cell table:formula="of:=0.25*ASIN([.E61]/[.$A$47])" office:value-type="float" office:value="0.0596185987842138" calcext:value-type="float">
            <text:p>0,0596185988</text:p>
          </table:table-cell>
          <table:table-cell table:formula="of:=(0.25/([.$A$47]*SQRT(1-([.E61]^2/[.$A$47]^2))))*[.F61]" office:value-type="float" office:value="0.00202583614396909" calcext:value-type="float">
            <text:p>0,0020258361</text:p>
          </table:table-cell>
          <table:table-cell table:number-columns-repeated="2"/>
          <table:table-cell table:style-name="ce4" table:formula="of:=1/SQRT([.A61])" office:value-type="float" office:value="0.342997170285018" calcext:value-type="float">
            <text:p>0,3429971703</text:p>
          </table:table-cell>
          <table:table-cell table:style-name="ce4" table:formula="of:=[.C61]" office:value-type="float" office:value="0.016" calcext:value-type="float">
            <text:p>0,016</text:p>
          </table:table-cell>
          <table:table-cell table:style-name="ce4" table:formula="of:=(1/(2*[.A61]^(3/2)))*[.B61]" office:value-type="float" office:value="0.00201763041344128" calcext:value-type="float">
            <text:p>0,0020176304</text:p>
          </table:table-cell>
          <table:table-cell table:style-name="ce4" table:formula="of:=[.D61]" office:value-type="float" office:value="0.001" calcext:value-type="float">
            <text:p>0,001</text:p>
          </table:table-cell>
          <table:table-cell table:style-name="ce2" office:value-type="float" office:value="0.138943" calcext:value-type="float">
            <text:p>0,138943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19/1000" office:value-type="float" office:value="0.019" calcext:value-type="float">
            <text:p>0,019</text:p>
          </table:table-cell>
          <table:table-cell office:value-type="float" office:value="0.001" calcext:value-type="float">
            <text:p>0,001</text:p>
          </table:table-cell>
          <table:table-cell table:formula="of:=33/1000" office:value-type="float" office:value="0.033" calcext:value-type="float">
            <text:p>0,03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62]/[.$A$47])" office:value-type="float" office:value="0.0295966453420667" calcext:value-type="float">
            <text:p>0,0295966453</text:p>
          </table:table-cell>
          <table:table-cell table:formula="of:=(0.25/([.$A$47]*SQRT(1-([.C62]^2/[.$A$47]^2))))*[.D62]" office:value-type="float" office:value="0.0019823796240486" calcext:value-type="float">
            <text:p>0,0019823796</text:p>
          </table:table-cell>
          <table:table-cell table:formula="of:=0.25*ASIN([.E62]/[.$A$47])" office:value-type="float" office:value="0.0575947320190192" calcext:value-type="float">
            <text:p>0,057594732</text:p>
          </table:table-cell>
          <table:table-cell table:formula="of:=(0.25/([.$A$47]*SQRT(1-([.E62]^2/[.$A$47]^2))))*[.F62]" office:value-type="float" office:value="0.00202192327525821" calcext:value-type="float">
            <text:p>0,0020219233</text:p>
          </table:table-cell>
          <table:table-cell table:number-columns-repeated="2"/>
          <table:table-cell table:style-name="ce4" table:formula="of:=1/SQRT([.A62])" office:value-type="float" office:value="0.324442842261525" calcext:value-type="float">
            <text:p>0,3244428423</text:p>
          </table:table-cell>
          <table:table-cell table:style-name="ce4" table:formula="of:=[.C62]" office:value-type="float" office:value="0.015" calcext:value-type="float">
            <text:p>0,015</text:p>
          </table:table-cell>
          <table:table-cell table:style-name="ce4" table:formula="of:=(1/(2*[.A62]^(3/2)))*[.B62]" office:value-type="float" office:value="0.00170759390663961" calcext:value-type="float">
            <text:p>0,0017075939</text:p>
          </table:table-cell>
          <table:table-cell table:style-name="ce4" table:formula="of:=[.D62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table:formula="of:=17/1000"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table:formula="of:=31/1000" office:value-type="float" office:value="0.031" calcext:value-type="float">
            <text:p>0,03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63]/[.$A$47])" office:value-type="float" office:value="0.0295966453420667" calcext:value-type="float">
            <text:p>0,0295966453</text:p>
          </table:table-cell>
          <table:table-cell table:formula="of:=(0.25/([.$A$47]*SQRT(1-([.C63]^2/[.$A$47]^2))))*[.D63]" office:value-type="float" office:value="0.0019823796240486" calcext:value-type="float">
            <text:p>0,0019823796</text:p>
          </table:table-cell>
          <table:table-cell table:formula="of:=0.25*ASIN([.E63]/[.$A$47])" office:value-type="float" office:value="0.0535583524602527" calcext:value-type="float">
            <text:p>0,0535583525</text:p>
          </table:table-cell>
          <table:table-cell table:formula="of:=(0.25/([.$A$47]*SQRT(1-([.E63]^2/[.$A$47]^2))))*[.F63]" office:value-type="float" office:value="0.00201455741006345" calcext:value-type="float">
            <text:p>0,0020145574</text:p>
          </table:table-cell>
          <table:table-cell table:number-columns-repeated="2"/>
          <table:table-cell table:style-name="ce4" table:formula="of:=1/SQRT([.A63])" office:value-type="float" office:value="0.308606699924184" calcext:value-type="float">
            <text:p>0,3086066999</text:p>
          </table:table-cell>
          <table:table-cell table:style-name="ce4" table:formula="of:=[.C63]" office:value-type="float" office:value="0.015" calcext:value-type="float">
            <text:p>0,015</text:p>
          </table:table-cell>
          <table:table-cell table:style-name="ce4" table:formula="of:=(1/(2*[.A63]^(3/2)))*[.B63]" office:value-type="float" office:value="0.00146955571392468" calcext:value-type="float">
            <text:p>0,0014695557</text:p>
          </table:table-cell>
          <table:table-cell table:style-name="ce4" table:formula="of:=[.D63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16/1000"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table:formula="of:=30/1000"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0.25*ASIN([.C64]/[.$A$47])" office:value-type="float" office:value="0.0276151789558732" calcext:value-type="float">
            <text:p>0,027615179</text:p>
          </table:table-cell>
          <table:table-cell table:formula="of:=(0.25/([.$A$47]*SQRT(1-([.C64]^2/[.$A$47]^2))))*[.D64]" office:value-type="float" office:value="0.00198057471624153" calcext:value-type="float">
            <text:p>0,0019805747</text:p>
          </table:table-cell>
          <table:table-cell table:formula="of:=0.25*ASIN([.E64]/[.$A$47])" office:value-type="float" office:value="0.049536103936533" calcext:value-type="float">
            <text:p>0,0495361039</text:p>
          </table:table-cell>
          <table:table-cell table:formula="of:=(0.25/([.$A$47]*SQRT(1-([.E64]^2/[.$A$47]^2))))*[.F64]" office:value-type="float" office:value="0.00200778926938511" calcext:value-type="float">
            <text:p>0,0020077893</text:p>
          </table:table-cell>
          <table:table-cell table:number-columns-repeated="2"/>
          <table:table-cell table:style-name="ce4" table:formula="of:=1/SQRT([.A64])" office:value-type="float" office:value="0.294883912309794" calcext:value-type="float">
            <text:p>0,2948839123</text:p>
          </table:table-cell>
          <table:table-cell table:style-name="ce4" table:formula="of:=[.C64]" office:value-type="float" office:value="0.014" calcext:value-type="float">
            <text:p>0,014</text:p>
          </table:table-cell>
          <table:table-cell table:style-name="ce4" table:formula="of:=(1/(2*[.A64]^(3/2)))*[.B64]" office:value-type="float" office:value="0.00128210396656432" calcext:value-type="float">
            <text:p>0,001282104</text:p>
          </table:table-cell>
          <table:table-cell table:style-name="ce4" table:formula="of:=[.D64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formula="of:=15/1000"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formula="of:=29/1000" office:value-type="float" office:value="0.029" calcext:value-type="float">
            <text:p>0,029</text:p>
          </table:table-cell>
          <table:table-cell office:value-type="float" office:value="0.001" calcext:value-type="float">
            <text:p>0,001</text:p>
          </table:table-cell>
          <table:table-cell table:number-columns-repeated="21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table:formula="of:=15/1000"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formula="of:=27/1000" office:value-type="float" office:value="0.027" calcext:value-type="float">
            <text:p>0,027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  <table:table-cell office:value-type="string" calcext:value-type="string">
            <text:p>Kreis_2</text:p>
          </table:table-cell>
          <table:table-cell table:number-columns-repeated="6"/>
          <table:table-cell office:value-type="string" calcext:value-type="string">
            <text:p>Gitterkonstante</text:p>
          </table:table-cell>
          <table:table-cell/>
          <table:table-cell office:value-type="string" calcext:value-type="string">
            <text:p>Hilfsterm 1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" calcext:value-type="float">
            <text:p>0,1</text:p>
          </table:table-cell>
          <table:table-cell table:formula="of:=14/1000"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table:formula="of:=25/1000" office:value-type="float" office:value="0.025" calcext:value-type="float">
            <text:p>0,025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  <table:table-cell table:style-name="ce4" office:value-type="string" calcext:value-type="string">
            <text:p>U_A^(-0,5)</text:p>
          </table:table-cell>
          <table:table-cell table:style-name="ce4" office:value-type="string" calcext:value-type="string">
            <text:p>Durchmesser</text:p>
          </table:table-cell>
          <table:table-cell table:number-columns-repeated="2" table:style-name="ce4" office:value-type="string" calcext:value-type="string">
            <text:p>Fehler</text:p>
          </table:table-cell>
          <table:table-cell table:style-name="ce2" office:value-type="string" calcext:value-type="string">
            <text:p>Steigung</text:p>
          </table:table-cell>
          <table:table-cell table:style-name="ce2" office:value-type="string" calcext:value-type="string">
            <text:p>Fehler</text:p>
          </table:table-cell>
          <table:table-cell/>
          <table:table-cell table:formula="of:=(([.A47]*[.W64])/[.R65])" office:value-type="float" office:value="0.00000000402561610701969" calcext:value-type="float">
            <text:p>0,000000004</text:p>
          </table:table-cell>
          <table:table-cell/>
          <table:table-cell table:formula="of:=SQRT([.X64]/[.Y64])" office:value-type="float" office:value="0.00000000243996712955864" calcext:value-type="float">
            <text:p>2,43996712955864E-009</text:p>
          </table:table-cell>
          <table:table-cell table:formula="of:=2*(6.62*10^(-34))^2" office:value-type="float" office:value="8.76488E-067" calcext:value-type="float">
            <text:p>8,76488E-067</text:p>
          </table:table-cell>
          <table:table-cell table:formula="of:=(1.602*10^(-19))*(9.19*10^(-31))" office:value-type="float" office:value="1.472238E-049" calcext:value-type="float">
            <text:p>1,472238E-049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table:formula="of:=[.N54]" office:value-type="float" office:value="0.471404520791032" calcext:value-type="float">
            <text:p>0,4714045208</text:p>
          </table:table-cell>
          <table:table-cell table:style-name="ce4" table:formula="of:=[.E57]" office:value-type="float" office:value="0.04" calcext:value-type="float">
            <text:p>0,04</text:p>
          </table:table-cell>
          <table:table-cell table:style-name="ce4" table:formula="of:=[.P54]" office:value-type="float" office:value="0.00523782800878924" calcext:value-type="float">
            <text:p>0,005237828</text:p>
          </table:table-cell>
          <table:table-cell table:style-name="ce4" table:formula="of:=[.F57]" office:value-type="float" office:value="0.001" calcext:value-type="float">
            <text:p>0,001</text:p>
          </table:table-cell>
          <table:table-cell table:style-name="ce2" office:value-type="float" office:value="0.076976" calcext:value-type="float">
            <text:p>0,076976</text:p>
          </table:table-cell>
          <table:table-cell table:style-name="ce2" office:value-type="float" office:value="0.004467" calcext:value-type="float">
            <text:p>0,004467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4" table:formula="of:=[.N55]" office:value-type="float" office:value="0.426401432711221" calcext:value-type="float">
            <text:p>0,4264014327</text:p>
          </table:table-cell>
          <table:table-cell table:style-name="ce4" table:formula="of:=[.E58]" office:value-type="float" office:value="0.035" calcext:value-type="float">
            <text:p>0,035</text:p>
          </table:table-cell>
          <table:table-cell table:style-name="ce4" table:formula="of:=[.P55]" office:value-type="float" office:value="0.0038763766610111" calcext:value-type="float">
            <text:p>0,0038763767</text:p>
          </table:table-cell>
          <table:table-cell table:style-name="ce4" table:formula="of:=[.F58]" office:value-type="float" office:value="0.001" calcext:value-type="float">
            <text:p>0,001</text:p>
          </table:table-cell>
          <table:table-cell table:style-name="ce2" office:value-type="string" calcext:value-type="string">
            <text:p>Y-Achsenabschnitt</text:p>
          </table:table-cell>
          <table:table-cell table:style-name="ce2" office:value-type="string" calcext:value-type="string">
            <text:p>Fehler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4" table:formula="of:=[.N56]" office:value-type="float" office:value="0.392232270276368" calcext:value-type="float">
            <text:p>0,3922322703</text:p>
          </table:table-cell>
          <table:table-cell table:style-name="ce4" table:formula="of:=[.E59]" office:value-type="float" office:value="0.033" calcext:value-type="float">
            <text:p>0,033</text:p>
          </table:table-cell>
          <table:table-cell table:style-name="ce4" table:formula="of:=[.P56]" office:value-type="float" office:value="0.00301717130981822" calcext:value-type="float">
            <text:p>0,0030171713</text:p>
          </table:table-cell>
          <table:table-cell table:style-name="ce4" table:formula="of:=[.F59]" office:value-type="float" office:value="0.001" calcext:value-type="float">
            <text:p>0,001</text:p>
          </table:table-cell>
          <table:table-cell table:style-name="ce2" office:value-type="float" office:value="0.00309491" calcext:value-type="float">
            <text:p>0,00309491</text:p>
          </table:table-cell>
          <table:table-cell table:style-name="ce2" office:value-type="float" office:value="0.001654" calcext:value-type="float">
            <text:p>0,001654</text:p>
          </table:table-cell>
          <table:table-cell table:number-columns-repeated="8"/>
        </table:table-row>
        <table:table-row table:style-name="ro1">
          <table:table-cell/>
          <table:table-cell table:formula="of:=[.A56]" office:value-type="string" office:string-value="Spannung/kV" calcext:value-type="string">
            <text:p>Spannung/kV</text:p>
          </table:table-cell>
          <table:table-cell table:formula="of:=[.C56]" office:value-type="string" office:string-value="Durchmesser_1" calcext:value-type="string">
            <text:p>Durchmesser_1</text:p>
          </table:table-cell>
          <table:table-cell table:formula="of:=[.E56]" office:value-type="string" office:string-value="Durchmesser_2" calcext:value-type="string">
            <text:p>Durchmesser_2</text:p>
          </table:table-cell>
          <table:table-cell table:number-columns-repeated="9"/>
          <table:table-cell table:style-name="ce4" table:formula="of:=[.N57]" office:value-type="float" office:value="0.365148371670111" calcext:value-type="float">
            <text:p>0,3651483717</text:p>
          </table:table-cell>
          <table:table-cell table:style-name="ce4" table:formula="of:=[.E60]" office:value-type="float" office:value="0.031" calcext:value-type="float">
            <text:p>0,031</text:p>
          </table:table-cell>
          <table:table-cell table:style-name="ce4" table:formula="of:=[.P57]" office:value-type="float" office:value="0.00243432247780074" calcext:value-type="float">
            <text:p>0,0024343225</text:p>
          </table:table-cell>
          <table:table-cell table:style-name="ce4" table:formula="of:=[.F60]" office:value-type="float" office:value="0.001" calcext:value-type="float">
            <text:p>0,001</text:p>
          </table:table-cell>
          <table:table-cell table:style-name="ce2" office:value-type="string" calcext:value-type="string">
            <text:p>Reduziertes Chi^2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[.A57]" office:value-type="float" office:value="4.5" calcext:value-type="float">
            <text:p>4,5</text:p>
          </table:table-cell>
          <table:table-cell table:formula="of:=[.C57]" office:value-type="float" office:value="0.023" calcext:value-type="float">
            <text:p>0,023</text:p>
          </table:table-cell>
          <table:table-cell table:formula="of:=[.E57]" office:value-type="float" office:value="0.04" calcext:value-type="float">
            <text:p>0,04</text:p>
          </table:table-cell>
          <table:table-cell table:number-columns-repeated="9"/>
          <table:table-cell table:style-name="ce4" table:formula="of:=[.N58]" office:value-type="float" office:value="0.342997170285018" calcext:value-type="float">
            <text:p>0,3429971703</text:p>
          </table:table-cell>
          <table:table-cell table:style-name="ce4" table:formula="of:=[.E61]" office:value-type="float" office:value="0.03" calcext:value-type="float">
            <text:p>0,03</text:p>
          </table:table-cell>
          <table:table-cell table:style-name="ce4" table:formula="of:=[.P58]" office:value-type="float" office:value="0.00201763041344128" calcext:value-type="float">
            <text:p>0,0020176304</text:p>
          </table:table-cell>
          <table:table-cell table:style-name="ce4" table:formula="of:=[.F61]" office:value-type="float" office:value="0.001" calcext:value-type="float">
            <text:p>0,001</text:p>
          </table:table-cell>
          <table:table-cell table:style-name="ce2" office:value-type="float" office:value="0.519904" calcext:value-type="float">
            <text:p>0,519904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[.A58]" office:value-type="float" office:value="5.5" calcext:value-type="float">
            <text:p>5,5</text:p>
          </table:table-cell>
          <table:table-cell table:formula="of:=[.C58]" office:value-type="float" office:value="0.021" calcext:value-type="float">
            <text:p>0,021</text:p>
          </table:table-cell>
          <table:table-cell table:formula="of:=[.E58]" office:value-type="float" office:value="0.035" calcext:value-type="float">
            <text:p>0,035</text:p>
          </table:table-cell>
          <table:table-cell table:number-columns-repeated="9"/>
          <table:table-cell table:style-name="ce4" table:formula="of:=[.N59]" office:value-type="float" office:value="0.324442842261525" calcext:value-type="float">
            <text:p>0,3244428423</text:p>
          </table:table-cell>
          <table:table-cell table:style-name="ce4" table:formula="of:=[.E62]" office:value-type="float" office:value="0.029" calcext:value-type="float">
            <text:p>0,029</text:p>
          </table:table-cell>
          <table:table-cell table:style-name="ce4" table:formula="of:=[.P59]" office:value-type="float" office:value="0.00170759390663961" calcext:value-type="float">
            <text:p>0,0017075939</text:p>
          </table:table-cell>
          <table:table-cell table:style-name="ce4" table:formula="of:=[.F62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/>
          <table:table-cell table:formula="of:=[.A59]" office:value-type="float" office:value="6.5" calcext:value-type="float">
            <text:p>6,5</text:p>
          </table:table-cell>
          <table:table-cell table:formula="of:=[.C59]" office:value-type="float" office:value="0.019" calcext:value-type="float">
            <text:p>0,019</text:p>
          </table:table-cell>
          <table:table-cell table:formula="of:=[.E59]" office:value-type="float" office:value="0.033" calcext:value-type="float">
            <text:p>0,033</text:p>
          </table:table-cell>
          <table:table-cell table:number-columns-repeated="9"/>
          <table:table-cell table:style-name="ce4" table:formula="of:=[.N60]" office:value-type="float" office:value="0.308606699924184" calcext:value-type="float">
            <text:p>0,3086066999</text:p>
          </table:table-cell>
          <table:table-cell table:style-name="ce4" table:formula="of:=[.E63]" office:value-type="float" office:value="0.027" calcext:value-type="float">
            <text:p>0,027</text:p>
          </table:table-cell>
          <table:table-cell table:style-name="ce4" table:formula="of:=[.P60]" office:value-type="float" office:value="0.00146955571392468" calcext:value-type="float">
            <text:p>0,0014695557</text:p>
          </table:table-cell>
          <table:table-cell table:style-name="ce4" table:formula="of:=[.F63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/>
          <table:table-cell table:formula="of:=[.A60]" office:value-type="float" office:value="7.5" calcext:value-type="float">
            <text:p>7,5</text:p>
          </table:table-cell>
          <table:table-cell table:formula="of:=[.C60]" office:value-type="float" office:value="0.017" calcext:value-type="float">
            <text:p>0,017</text:p>
          </table:table-cell>
          <table:table-cell table:formula="of:=[.E60]" office:value-type="float" office:value="0.031" calcext:value-type="float">
            <text:p>0,031</text:p>
          </table:table-cell>
          <table:table-cell table:number-columns-repeated="9"/>
          <table:table-cell table:style-name="ce4" table:formula="of:=[.N61]" office:value-type="float" office:value="0.294883912309794" calcext:value-type="float">
            <text:p>0,2948839123</text:p>
          </table:table-cell>
          <table:table-cell table:style-name="ce4" table:formula="of:=[.E64]" office:value-type="float" office:value="0.025" calcext:value-type="float">
            <text:p>0,025</text:p>
          </table:table-cell>
          <table:table-cell table:style-name="ce4" table:formula="of:=[.P61]" office:value-type="float" office:value="0.00128210396656432" calcext:value-type="float">
            <text:p>0,001282104</text:p>
          </table:table-cell>
          <table:table-cell table:style-name="ce4" table:formula="of:=[.F64]"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/>
          <table:table-cell table:formula="of:=[.A61]" office:value-type="float" office:value="8.5" calcext:value-type="float">
            <text:p>8,5</text:p>
          </table:table-cell>
          <table:table-cell table:formula="of:=[.C61]" office:value-type="float" office:value="0.016" calcext:value-type="float">
            <text:p>0,016</text:p>
          </table:table-cell>
          <table:table-cell table:formula="of:=[.E61]" office:value-type="float" office:value="0.03" calcext:value-type="float">
            <text:p>0,03</text:p>
          </table:table-cell>
          <table:table-cell table:number-columns-repeated="23"/>
        </table:table-row>
        <table:table-row table:style-name="ro1">
          <table:table-cell/>
          <table:table-cell table:formula="of:=[.A62]" office:value-type="float" office:value="9.5" calcext:value-type="float">
            <text:p>9,5</text:p>
          </table:table-cell>
          <table:table-cell table:formula="of:=[.C62]" office:value-type="float" office:value="0.015" calcext:value-type="float">
            <text:p>0,015</text:p>
          </table:table-cell>
          <table:table-cell table:formula="of:=[.E62]" office:value-type="float" office:value="0.029" calcext:value-type="float">
            <text:p>0,029</text:p>
          </table:table-cell>
          <table:table-cell table:number-columns-repeated="23"/>
        </table:table-row>
        <table:table-row table:style-name="ro1">
          <table:table-cell/>
          <table:table-cell table:formula="of:=[.A63]" office:value-type="float" office:value="10.5" calcext:value-type="float">
            <text:p>10,5</text:p>
          </table:table-cell>
          <table:table-cell table:formula="of:=[.C63]" office:value-type="float" office:value="0.015" calcext:value-type="float">
            <text:p>0,015</text:p>
          </table:table-cell>
          <table:table-cell table:formula="of:=[.E63]" office:value-type="float" office:value="0.027" calcext:value-type="float">
            <text:p>0,027</text:p>
          </table:table-cell>
          <table:table-cell table:number-columns-repeated="23"/>
        </table:table-row>
        <table:table-row table:style-name="ro1">
          <table:table-cell/>
          <table:table-cell table:formula="of:=[.A64]" office:value-type="float" office:value="11.5" calcext:value-type="float">
            <text:p>11,5</text:p>
          </table:table-cell>
          <table:table-cell table:formula="of:=[.C64]" office:value-type="float" office:value="0.014" calcext:value-type="float">
            <text:p>0,014</text:p>
          </table:table-cell>
          <table:table-cell table:formula="of:=[.E64]" office:value-type="float" office:value="0.025" calcext:value-type="float">
            <text:p>0,025</text:p>
          </table:table-cell>
          <table:table-cell table:number-columns-repeated="2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.00.0000</text:date>, <text:time style:data-style-name="N2" text:time-value="14:01:32.029861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ow13 </meta:initial-creator>
    <meta:creation-date>2014-09-25T10:16:09</meta:creation-date>
    <dc:date>2014-09-25T23:17:28.035975636</dc:date>
    <dc:creator>frederik </dc:creator>
    <meta:editing-duration>PT9H10M2S</meta:editing-duration>
    <meta:editing-cycles>10</meta:editing-cycles>
    <meta:generator>LibreOffice/4.2.6.3$Linux_x86 LibreOffice_project/420m0$Build-3</meta:generator>
    <meta:document-statistic meta:table-count="3" meta:cell-count="1031" meta:object-count="0"/>
    <meta:user-defined meta:name="qrichtext">1</meta:user-defined>
  </office:meta>
</office:document-meta>
</file>